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4472in"/>
    </style:style>
    <style:style style:name="Table1.B" style:family="table-column">
      <style:table-column-properties style:column-width="1.4896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1563in" fo:keep-together="auto"/>
    </style:style>
    <style:style style:name="Table1.3" style:family="table-row">
      <style:table-row-properties fo:keep-together="auto"/>
    </style:style>
    <style:style style:name="Table1.4" style:family="table-row">
      <style:table-row-properties style:min-row-height="0.2188in" fo:keep-together="auto"/>
    </style:style>
    <style:style style:name="Table2" style:family="table">
      <style:table-properties style:width="4.8201in" fo:margin-left="-0.0313in" table:align="left" style:writing-mode="lr-tb"/>
    </style:style>
    <style:style style:name="Table2.A" style:family="table-column">
      <style:table-column-properties style:column-width="1.6597in"/>
    </style:style>
    <style:style style:name="Table2.B" style:family="table-column">
      <style:table-column-properties style:column-width="1.6243in"/>
    </style:style>
    <style:style style:name="Table2.C" style:family="table-column">
      <style:table-column-properties style:column-width="1.5361in"/>
    </style:style>
    <style:style style:name="Table2.1" style:family="table-row">
      <style:table-row-properties fo:keep-together="auto"/>
    </style:style>
    <style:style style:name="Table2.A1" style:family="table-cell">
      <style:table-cell-properties fo:padding="0.0313in" fo:border="none"/>
    </style:style>
    <style:style style:name="Table3" style:family="table">
      <style:table-properties style:width="4.9583in" fo:margin-left="-0.0104in" table:align="left" style:writing-mode="lr-tb"/>
    </style:style>
    <style:style style:name="Table3.A" style:family="table-column">
      <style:table-column-properties style:column-width="3.9681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3229in" fo:margin-left="-0.0104in" table:align="left" style:writing-mode="lr-tb"/>
    </style:style>
    <style:style style:name="Table4.A" style:family="table-column">
      <style:table-column-properties style:column-width="5.3326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5" style:family="table">
      <style:table-properties style:width="4.9583in" fo:margin-left="-0.0104in" table:align="left" style:writing-mode="lr-tb"/>
    </style:style>
    <style:style style:name="Table5.A" style:family="table-column">
      <style:table-column-properties style:column-width="3.9681in"/>
    </style:style>
    <style:style style:name="Table5.B" style:family="table-column">
      <style:table-column-properties style:column-width="0.9896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table-properties style:width="4.9583in" fo:margin-left="-0.0104in" table:align="left" style:writing-mode="lr-tb"/>
    </style:style>
    <style:style style:name="Table6.A" style:family="table-column">
      <style:table-column-properties style:column-width="2.541in"/>
    </style:style>
    <style:style style:name="Table6.B" style:family="table-column">
      <style:table-column-properties style:column-width="2.4167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fo:keep-together="auto"/>
    </style:style>
    <style:style style:name="Table6.3" style:family="table-row">
      <style:table-row-properties style:min-row-height="0.2708in" fo:keep-together="auto"/>
    </style:style>
    <style:style style:name="P1" style:family="paragraph" style:parent-style-name="Heading_20_2">
      <style:paragraph-properties fo:margin-top="0in" fo:margin-bottom="0in" fo:break-before="page"/>
    </style:style>
    <style:style style:name="P2" style:family="paragraph" style:parent-style-name="Heading_20_1" style:master-page-name="Standard">
      <style:paragraph-properties style:page-number="auto"/>
    </style:style>
    <style:style style:name="P3" style:family="paragraph" style:parent-style-name="Heading_20_1">
      <style:paragraph-properties fo:break-before="page"/>
    </style:style>
    <style:style style:name="P4" style:family="paragraph" style:parent-style-name="Heading_20_1">
      <style:paragraph-properties fo:margin-top="0in" fo:margin-bottom="0in"/>
    </style:style>
    <style:style style:name="P5" style:family="paragraph" style:parent-style-name="Heading_20_1" style:master-page-name="Standard">
      <style:paragraph-properties style:page-number="auto" fo:break-before="page"/>
    </style:style>
    <style:style style:name="P6"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7" style:family="paragraph" style:parent-style-name="Standard">
      <style:text-properties style:font-name="Times New Roman" fo:font-size="10pt" style:font-name-asian="Times New Roman1" style:font-size-asian="10pt" style:font-name-complex="Times New Roman1" style:font-size-complex="10pt"/>
    </style:style>
    <style:style style:name="P8" style:family="paragraph" style:parent-style-name="Standard">
      <style:paragraph-properties fo:margin-top="0.0193in" fo:margin-bottom="0.0193in" fo:line-height="100%"/>
    </style:style>
    <style:style style:name="P9" style:family="paragraph" style:parent-style-name="Standard" style:list-style-name="WWNum1">
      <style:paragraph-properties fo:margin-top="0.0193in" fo:margin-bottom="0.0193in" fo:line-height="100%"/>
    </style:style>
    <style:style style:name="P10" style:family="paragraph" style:parent-style-name="Standard" style:list-style-name="WWNum5">
      <style:paragraph-properties fo:margin-top="0.0193in" fo:margin-bottom="0.0193in" fo:line-height="100%"/>
    </style:style>
    <style:style style:name="P11" style:family="paragraph" style:parent-style-name="Standard" style:list-style-name="WWNum6">
      <style:paragraph-properties fo:margin-top="0.0193in" fo:margin-bottom="0.0193in" fo:line-height="100%"/>
    </style:style>
    <style:style style:name="P12" style:family="paragraph" style:parent-style-name="Standard" style:list-style-name="WWNum7">
      <style:paragraph-properties fo:margin-top="0.0193in" fo:margin-bottom="0.0193in" fo:line-height="100%"/>
    </style:style>
    <style:style style:name="P13" style:family="paragraph" style:parent-style-name="Standard" style:list-style-name="WWNum2">
      <style:paragraph-properties fo:margin-top="0.0193in" fo:margin-bottom="0.0193in" fo:line-height="100%"/>
    </style:style>
    <style:style style:name="P14" style:family="paragraph" style:parent-style-name="Standard" style:list-style-name="WWNum3">
      <style:paragraph-properties fo:margin-top="0.0193in" fo:margin-bottom="0.0193in" fo:line-height="100%"/>
    </style:style>
    <style:style style:name="P15" style:family="paragraph" style:parent-style-name="Standard" style:list-style-name="WWNum4">
      <style:paragraph-properties fo:margin-top="0.0193in" fo:margin-bottom="0.0193in" fo:line-height="100%"/>
    </style:style>
    <style:style style:name="P16" style:family="paragraph" style:parent-style-name="Standard" style:list-style-name="WWNum8">
      <style:paragraph-properties fo:margin-top="0.0193in" fo:margin-bottom="0.0193in" fo:line-height="100%"/>
    </style:style>
    <style:style style:name="P17" style:family="paragraph" style:parent-style-name="Standard" style:list-style-name="WWNum9">
      <style:paragraph-properties fo:margin-top="0.0193in" fo:margin-bottom="0.0193in" fo:line-height="100%"/>
    </style:style>
    <style:style style:name="P18" style:family="paragraph" style:parent-style-name="Standard" style:master-page-name="Standard">
      <style:paragraph-properties fo:margin-top="0.0193in" fo:margin-bottom="0.0193in" fo:line-height="100%" style:page-number="auto" fo:break-before="page"/>
    </style:style>
    <style:style style:name="P19" style:family="paragraph" style:parent-style-name="Standard" style:master-page-name="Standard">
      <style:paragraph-properties fo:margin-top="0.0193in" fo:margin-bottom="0.0193in" fo:line-height="100%" style:page-number="auto" fo:break-before="page"/>
    </style:style>
    <style:style style:name="P20" style:family="paragraph" style:parent-style-name="Standard" style:master-page-name="Standard">
      <style:paragraph-properties fo:margin-top="0.0193in" fo:margin-bottom="0.0193in" fo:line-height="100%" style:page-number="auto" fo:break-before="page"/>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fo:line-height="100%" fo:text-align="center" style:justify-single-word="false"/>
    </style:style>
    <style:style style:name="P23" style:family="paragraph" style:parent-style-name="Standard">
      <style:paragraph-properties fo:margin-top="0in" fo:margin-bottom="0in" style:line-height-at-least="0.1563in"/>
    </style:style>
    <style:style style:name="P24" style:family="paragraph" style:parent-style-name="Standard">
      <style:paragraph-properties fo:margin-top="0in" fo:margin-bottom="0in" style:line-height-at-least="0.1563in" fo:text-align="center" style:justify-single-word="false"/>
    </style:style>
    <style:style style:name="P25"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in" fo:margin-bottom="0.0193in" fo:line-height="100%" fo:break-before="page"/>
    </style:style>
    <style:style style:name="P28" style:family="paragraph" style:parent-style-name="Standard">
      <style:paragraph-properties fo:margin-top="0in" fo:margin-bottom="0.0193in" fo:line-height="100%"/>
    </style:style>
    <style:style style:name="P29" style:family="paragraph" style:parent-style-name="Standard" style:list-style-name="WWNum2">
      <style:paragraph-properties fo:margin-top="0in" fo:margin-bottom="0.0193in" fo:line-height="100%"/>
    </style:style>
    <style:style style:name="P30" style:family="paragraph" style:parent-style-name="Standard" style:list-style-name="WWNum3">
      <style:paragraph-properties fo:margin-top="0in" fo:margin-bottom="0.0193in" fo:line-height="100%"/>
    </style:style>
    <style:style style:name="P31" style:family="paragraph" style:parent-style-name="Standard" style:list-style-name="WWNum4">
      <style:paragraph-properties fo:margin-top="0in" fo:margin-bottom="0.0193in" fo:line-height="100%"/>
    </style:style>
    <style:style style:name="P32" style:family="paragraph" style:parent-style-name="Standard" style:list-style-name="WWNum8">
      <style:paragraph-properties fo:margin-top="0in" fo:margin-bottom="0.0193in" fo:line-height="100%"/>
    </style:style>
    <style:style style:name="P33" style:family="paragraph" style:parent-style-name="Standard">
      <style:paragraph-properties fo:margin-top="0in" fo:margin-bottom="0.0193in" fo:line-height="100%" fo:text-align="center" style:justify-single-word="false"/>
    </style:style>
    <style:style style:name="P34" style:family="paragraph" style:parent-style-name="Standard" style:list-style-name="WWNum9">
      <style:paragraph-properties fo:margin-top="0in" fo:margin-bottom="0.0193in" fo:line-height="100%"/>
    </style:style>
    <style:style style:name="P35" style:family="paragraph" style:parent-style-name="Standard" style:list-style-name="WWNum11">
      <style:paragraph-properties fo:margin-top="0in" fo:margin-bottom="0.0193in" fo:line-height="100%"/>
    </style:style>
    <style:style style:name="P36" style:family="paragraph" style:parent-style-name="Standard" style:list-style-name="WWNum12">
      <style:paragraph-properties fo:margin-top="0in" fo:margin-bottom="0.0193in" fo:line-height="100%"/>
    </style:style>
    <style:style style:name="P37" style:family="paragraph" style:parent-style-name="Standard" style:list-style-name="WWNum13">
      <style:paragraph-properties fo:margin-top="0in" fo:margin-bottom="0.0193in" fo:line-height="100%"/>
    </style:style>
    <style:style style:name="P38" style:family="paragraph" style:parent-style-name="Standard" style:list-style-name="WWNum14">
      <style:paragraph-properties fo:margin-top="0in" fo:margin-bottom="0.0193in" fo:line-height="100%"/>
    </style:style>
    <style:style style:name="P39" style:family="paragraph" style:parent-style-name="Standard" style:list-style-name="WWNum15">
      <style:paragraph-properties fo:margin-top="0in" fo:margin-bottom="0.0193in" fo:line-height="100%"/>
    </style:style>
    <style:style style:name="P40" style:family="paragraph" style:parent-style-name="Standard" style:list-style-name="WWNum16">
      <style:paragraph-properties fo:margin-top="0in" fo:margin-bottom="0.0193in" fo:line-height="100%"/>
    </style:style>
    <style:style style:name="P41" style:family="paragraph" style:parent-style-name="Standard" style:list-style-name="WWNum17">
      <style:paragraph-properties fo:margin-top="0in" fo:margin-bottom="0.0193in" fo:line-height="100%"/>
    </style:style>
    <style:style style:name="P42" style:family="paragraph" style:parent-style-name="Standard" style:list-style-name="WWNum18">
      <style:paragraph-properties fo:margin-top="0in" fo:margin-bottom="0.0193in" fo:line-height="100%"/>
    </style:style>
    <style:style style:name="P43" style:family="paragraph" style:parent-style-name="Standard" style:list-style-name="WWNum19">
      <style:paragraph-properties fo:margin-top="0in" fo:margin-bottom="0.0193in" fo:line-height="100%"/>
    </style:style>
    <style:style style:name="P44"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45" style:family="paragraph" style:parent-style-name="Standard">
      <style:paragraph-properties fo:margin-top="0.1665in" fo:margin-bottom="0in" fo:line-height="100%"/>
    </style:style>
    <style:style style:name="P46" style:family="paragraph" style:parent-style-name="Standard">
      <style:paragraph-properties fo:margin-top="0.1665in" fo:margin-bottom="0in" fo:line-height="100%"/>
      <style:text-properties style:font-name="Arial1" fo:font-size="10pt" style:font-name-asian="Times New Roman1" style:font-size-asian="10pt" style:font-name-complex="Arial2" style:font-size-complex="10pt"/>
    </style:style>
    <style:style style:name="P47" style:family="paragraph" style:parent-style-name="Standard" style:master-page-name="Standard">
      <style:paragraph-properties fo:margin-top="0.1665in" fo:margin-bottom="0in" fo:line-height="100%" style:page-number="auto" fo:break-before="page"/>
    </style:style>
    <style:style style:name="P48" style:family="paragraph" style:parent-style-name="Normal_20__28_Web_29_">
      <style:paragraph-properties fo:margin-top="0.0193in" fo:margin-bottom="0.0193in"/>
    </style:style>
    <style:style style:name="P49" style:family="paragraph" style:parent-style-name="Heading_20_3">
      <style:paragraph-properties fo:margin-top="0in" fo:margin-bottom="0in" fo:line-height="100%"/>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style>
    <style:style style:name="T8"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9"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0" style:family="text">
      <style:text-properties style:font-name="Times New Roman" style:font-name-asian="Times New Roman1" style:font-name-complex="Times New Roman1"/>
    </style:style>
    <style:style style:name="T11" style:family="text">
      <style:text-properties fo:font-size="10pt" style:font-size-asian="10pt" style:font-size-complex="10pt"/>
    </style:style>
    <style:style style:name="T12" style:family="text">
      <style:text-properties fo:font-size="10pt" style:font-size-asian="10pt" style:font-name-complex="F" style:font-size-complex="10pt"/>
    </style:style>
    <style:style style:name="T13" style:family="text">
      <style:text-properties fo:font-size="10pt" fo:font-weight="bold" style:font-size-asian="10pt" style:font-weight-asian="bold" style:font-size-complex="10pt"/>
    </style:style>
    <style:style style:name="T14"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5" style:family="text">
      <style:text-properties fo:color="#6666cc" style:font-name="Arial1" fo:font-size="13.5pt" fo:font-weight="bold" style:font-name-asian="Times New Roman1" style:font-size-asian="13.5pt" style:font-weight-asian="bold" style:font-name-complex="Arial2" style:font-weight-complex="bold"/>
    </style:style>
    <style:style style:name="T16" style:family="text">
      <style:text-properties style:font-name="Arial1" fo:font-size="10pt" style:font-name-asian="Times New Roman1" style:font-size-asian="10pt" style:font-name-complex="Arial2" style:font-size-complex="10pt"/>
    </style:style>
    <style:style style:name="T17" style:family="text">
      <style:text-properties style:font-name="Arial1" fo:font-size="10pt" fo:font-weight="bold" style:font-name-asian="Times New Roman1" style:font-size-asian="10pt" style:font-weight-asian="bold" style:font-name-complex="Arial2" style:font-size-complex="10pt"/>
    </style:style>
    <style:style style:name="T18"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9" style:family="text">
      <style:text-properties style:font-name="Arial1" fo:font-size="10pt" fo:font-weight="bold" style:font-name-asian="Times New Roman1" style:font-size-asian="10pt" style:font-weight-asian="bold" style:font-name-complex="Arial2" style:font-weight-complex="bold"/>
    </style:style>
    <style:style style:name="T20" style:family="text">
      <style:text-properties style:font-name="Arial1" fo:font-size="10pt" fo:font-style="italic" style:font-name-asian="Times New Roman1" style:font-size-asian="10pt" style:font-style-asian="italic" style:font-name-complex="Arial2" style:font-style-complex="italic"/>
    </style:style>
    <style:style style:name="T21"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2" style:family="text">
      <style:text-properties fo:color="#9b2505" style:font-name="Arial1" fo:font-size="10pt" fo:font-weight="bold" style:font-name-asian="Times New Roman1" style:font-size-asian="10pt" style:font-weight-asian="bold" style:font-name-complex="Arial2" style:font-weight-complex="bold"/>
    </style:style>
    <style:style style:name="T23"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4" style:family="text">
      <style:text-properties fo:color="#000000" style:font-name="Arial1" fo:font-size="10pt" fo:font-weight="bold" style:font-name-asian="Times New Roman1" style:font-size-asian="10pt" style:font-weight-asian="bold" style:font-name-complex="Arial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C121 Readings &amp; Assignments: Week 5</text:h>
      <text:h text:style-name="Heading_20_2" text:outline-level="2"><text:span text:style-name="T1">Week 5 Reading</text:span></text:h>
      <text:p text:style-name="P8"><text:span text:style-name="T2">Complete reading </text:span><text:span text:style-name="T4">Week 5</text:span><text:span text:style-name="T2"> online lectures early in the week.</text:span></text:p>
      <text:p text:style-name="P8"><text:span text:style-name="T2">If you have purchased the recommended textbook, </text:span><text:span text:style-name="T5">The Animator's Survival Kit </text:span><text:span text:style-name="T2">by Richard Williams, the following readings will provide additional insight into the topics covered in this week's lectures: </text:span></text:p>
      <text:list xml:id="list32384955" text:style-name="WWNum1">
        <text:list-item>
          <text:list>
            <text:list-item>
              <text:p text:style-name="P9"><text:span text:style-name="T2">Walks </text:span></text:p>
            </text:list-item>
            <text:list-item>
              <text:p text:style-name="P9"><text:span text:style-name="T2">Runs and Jumps and Skips </text:span></text:p>
            </text:list-item>
            <text:list-item>
              <text:p text:style-name="P9"><text:span text:style-name="T2">Flexibility in the Face </text:span></text:p>
            </text:list-item>
            <text:list-item>
              <text:p text:style-name="P9"><text:span text:style-name="T2">Dialog </text:span></text:p>
            </text:list-item>
            <text:list-item>
              <text:p text:style-name="P9"><text:span text:style-name="T2">Acting </text:span></text:p>
            </text:list-item>
            <text:list-item>
              <text:p text:style-name="P9"><text:span text:style-name="T2">Animal Action </text:span></text:p>
            </text:list-item>
          </text:list>
        </text:list-item>
      </text:list>
      <text:p text:style-name="P8"><text:span text:style-name="T3">Textbook pages 273-339</text:span></text:p>
      <text:p text:style-name="P8"><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21"><text:span text:style-name="T4">Assignment Summary:</text:span></text:p>
          </table:table-cell>
          <table:table-cell table:style-name="Table1.A1" office:value-type="string">
            <text:p text:style-name="P22"><text:span text:style-name="T4">Due Date</text:span><text:span text:style-name="T2"> </text:span></text:p>
          </table:table-cell>
        </table:table-row>
        <table:table-row table:style-name="Table1.2">
          <table:table-cell table:style-name="Table1.A1" office:value-type="string">
            <text:p text:style-name="P23"><text:span text:style-name="T4">Assignment 1: </text:span><text:span text:style-name="T2">Exercise: Watching Movements </text:span></text:p>
          </table:table-cell>
          <table:table-cell table:style-name="Table1.A1" office:value-type="string">
            <text:p text:style-name="P24"><text:span text:style-name="T4">Wednesday, May 6, 2009</text:span><text:span text:style-name="T2"> </text:span></text:p>
          </table:table-cell>
        </table:table-row>
        <table:table-row table:style-name="Table1.3">
          <table:table-cell table:style-name="Table1.A1" office:value-type="string">
            <text:p text:style-name="P21"><text:span text:style-name="T4">Assignment 2:</text:span><text:span text:style-name="T2"> Exercise: Play Games, Watch Movies, Analyze, and Discuss</text:span></text:p>
          </table:table-cell>
          <table:table-cell table:style-name="Table1.A1" office:value-type="string">
            <text:p text:style-name="P22"><text:span text:style-name="T4">Wednesday, May 6, 2009</text:span><text:span text:style-name="T2"> </text:span></text:p>
          </table:table-cell>
        </table:table-row>
        <table:table-row table:style-name="Table1.4">
          <table:table-cell table:style-name="Table1.A1" office:value-type="string">
            <text:p text:style-name="P21"><text:span text:style-name="T4">Assignment 3:</text:span><text:span text:style-name="T2"> Master Project Part 8: Anthropomorphic Flipbook Sequence</text:span></text:p>
          </table:table-cell>
          <table:table-cell table:style-name="Table1.A1" office:value-type="string">
            <text:p text:style-name="P22"><text:span text:style-name="T4">Thursday, May 7, 2009 </text:span></text:p>
          </table:table-cell>
        </table:table-row>
        <table:table-row table:style-name="Table1.2">
          <table:table-cell table:style-name="Table1.A1" office:value-type="string">
            <text:p text:style-name="P23"><text:span text:style-name="T4">Assignment 4: </text:span><text:span text:style-name="T2">Observation Sketches </text:span></text:p>
          </table:table-cell>
          <table:table-cell table:style-name="Table1.A1" office:value-type="string">
            <text:p text:style-name="P24"><text:span text:style-name="T4">Friday, May 8, 2009</text:span><text:span text:style-name="T2"> </text:span></text:p>
          </table:table-cell>
        </table:table-row>
      </table:table>
      <text:p text:style-name="P8"><text:span text:style-name="T2">Remember that all assignment details can be found on the assignment pages located throughout the week. Go to those specific pages for direction on how to complete each individual assignment.</text:span></text:p>
      <text:p text:style-name="Standard"/>
      <text:h text:style-name="P5" text:outline-level="1">Week 5 Overview</text:h>
      <text:p text:style-name="Normal_20__28_Web_29_"><text:span text:style-name="T11">You have created characters and objects and enhanced their personalities by adding a great amount of detail, but they're different from their real-life counterparts because they are lifeless.</text:span></text:p>
      <text:p text:style-name="Normal_20__28_Web_29_"><text:span text:style-name="T11">All characters and objects in real life behave or interact with their environment continuously. To make your characters and objects believable, you need to make them interact with their environment too by adding motion and movement. You do not have to aim at achieving realistic motion - you can create highly unnatural yet interesting animations. <text:s/>This week you'll learn the factors that affect the motion and movement of objects and characters and how the movements can be depicted through animation. </text:span></text:p>
      <text:h text:style-name="Heading_20_2" text:outline-level="2">Learning Outcomes:</text:h>
      <text:p text:style-name="Standard"><text:span text:style-name="T11">Create object and character models in 3D</text:span></text:p>
      <text:h text:style-name="Heading_20_1" text:outline-level="1">Introduction to Motion and Movement</text:h>
      <text:p text:style-name="Normal_20__28_Web_29_"><text:span text:style-name="T11">Motion and movement refer to changes in the relative appearance of an object or character. The changes are either because of external factors, such as other objects, characters, or phenomenon, or because of internal factors such as muscle and bone movement. </text:span></text:p>
      <text:p text:style-name="Normal_20__28_Web_29_"><text:span text:style-name="T11">If you observe objects and characters around you, you'll notice that all living creatures are always moving no matter how still they may seem to be. Even a sleeping animal moves its body as it breathes, the leaves of trees move with the wind, and a soldier at attention moves his eyelids as he blinks. </text:span></text:p>
      <text:p text:style-name="Normal_20__28_Web_29_"><text:span text:style-name="T11">Some non-living objects that are externally stimulated with a power source can have a continuous motion unless that power source is disconnected. A static automobile with a running engine vibrates. But also, there are objects that may not show any motion even while connected to a power source, such as an electric iron or a computer. </text:span></text:p>
      <text:p text:style-name="Normal_20__28_Web_29_"><text:span text:style-name="T11">Motion and movement can also be induced into other objects and characters by objects or characters that are already moving. For example a ball thrown by a child, a scarf flying in the wind, and the transfer of motion in the balls on a billiards table all depict a transfer of motion from one object or character to another. </text:span></text:p>
      <text:p text:style-name="Normal_20__28_Web_29_"><text:span text:style-name="T11">In animations, where the character and object movements are artificially generated, it's not very easy to depict realism and believability. To leave a character completely static just because it is not doing anything in particular would take away from the life-like features of the character. Even in cases where a character needs to be shown dead, you can add realism to the animation by enhancing the stillness of death with the help of motion such as rustling of leaves, blowing of dust, or the flapping of the character's hair or a corner of its garment. </text:span></text:p>
      <text:p text:style-name="Normal_20__28_Web_29_"><text:span text:style-name="T11">On the other hand you can use animation as a powerful tool to create unnatural and fantasy effects, which in real life are not possible. In the world of animation even non-living objects can have a life of their own. A car running on a bumpy road can grimace at the sight of a pothole, or an hourglass can flip itself when the sand has run through. </text:span></text:p>
      <text:p text:style-name="Normal_20__28_Web_29_"><text:span text:style-name="T11">Nevertheless, it's important to have a deep understanding of the various types of motions and movements in nature before you proceed to create believable animations - life-like or artificial. You can start observing animated movies and search on the Internet for information on motion and movement, types of motions, and the basic physics of motion and movement. </text:span></text:p>
      <text:p text:style-name="Standard"/>
      <text:h text:style-name="P3" text:outline-level="1">Factors That Affect Motion</text:h>
      <text:p text:style-name="P28"><text:span text:style-name="T6">If you study the motion and movement of objects and characters, you'll find there are some common factors that affect their motion. They are: </text:span><text:span text:style-name="T7">Mass, Gravity, Weight, Balance, Speed, &amp; Friction</text:span></text:p>
      <text:p text:style-name="P28"><text:span text:style-name="T6">You may say, "I didn't know animation had so much to do with the theories of science!" But most good animators will agree with the importance of these factors in their animations. Let's look at each of these in detail. </text:span></text:p>
      <text:h text:style-name="P49" text:outline-level="3"><text:span text:style-name="T1">Mass </text:span></text:h>
      <text:p text:style-name="P28"><text:span text:style-name="T6">Mass is the amount of bulk or matter that makes up a body. It varies across people and objects. It defines the fullness or emptiness of a body. In the animation industry it is also sometimes referred to as "volume."</text:span></text:p>
      <text:h text:style-name="P49" text:outline-level="3"><text:span text:style-name="T1">Gravity </text:span></text:h>
      <text:p text:style-name="P28"><text:span text:style-name="T6">Gravity is the force that attracts one mass to another. Here on Earth we and other objects are subject to that force as it draws us toward it. Gravity is a very important factor to be considered while animating characters and objects. It is because of the effect of gravity that all objects that are thrown up into the air eventually come back to the earth. Unless an object can travel fast enough and with enough power, it will be unable to escape the pull of the Earth and will fall back to it. The effect of gravity upon objects and humans is to always force them downward, toward the Earth. To realistically animate objects and characters in this type of environment you'll need to consider the effect of this force on the movements of those same objects or characters. </text:span></text:p>
      <text:p text:style-name="P28"><text:span text:style-name="T6">For example, when an object is thrown upward it has two types of motion - horizontal and vertical. When the force that propelled the object has dissipated to a certain level, the vertical motion ceases due to the gravitational force attracting it downward, but the horizontal motion continues. Because of the effect of these two types of motion, the path that the body travels is shaped like an arc. <text:s/></text:span><text:span text:style-name="T11">All bodies, whether in air, water, or on land, are affected by gravity. Gravity acts on the entire body such as hair and limbs. It is because of gravity that when tired, our bodies tend to slouch downwards. </text:span></text:p>
      <text:h text:style-name="P49" text:outline-level="3">Weight </text:h>
      <text:p text:style-name="P48"><text:span text:style-name="T11">When mass is affected by gravity, it is called weight. Weight is actually a reference as to the amount of force gravity has on an object. We, however, define weight as how heavy or light a body is. Weight affects the manner in which a character or object will move. For example a heavy character or object will be much slower and will require more space while turning as compared to a slim and light-footed one. <text:s/>Also in a typical walk cycle of a heavy man, there is a slow lift and faster drop of the foot because of his excess weight. </text:span></text:p>
      <text:h text:style-name="P49" text:outline-level="3">Balance and Center of Gravity </text:h>
      <text:p text:style-name="P48"><text:span text:style-name="T11">Balance represents </text:span><text:span text:style-name="T13">the equal distribution of weight around the center of gravity of a body</text:span><text:span text:style-name="T11">. Depending upon the mass and the spread of a body, the center of gravity could be either in the center of the body, toward one edge, or even outside the body. Balance defines the manner in which a character or object will be in a state of rest or motion to avoid falling over. </text:span></text:p>
      <text:p text:style-name="P48"><text:span text:style-name="T11">Generally characters tend to shift their weight and change their position around the center of gravity in positions of ease and rest. This, if incorporated in the character animations, can greatly enhance the characterization of the characters and make them more believable. </text:span></text:p>
      <text:p text:style-name="P48"><text:span text:style-name="T11">The effect of balance is even more visible in cases where an individual lifts a heavy object. To maintain balance and avoid tipping over, the person tends to bend toward the side opposite to that of the object. If a person lifts a heavy shoulder bag with the right hand, the body automatically tilts to the left to exert a pulling force on the bag that compensates for the effect of gravity and allows the body to move easier. Now if the person and the bag are taken to be one body, their combined mass is also increased and the position of the center of gravity for the body will be affected. </text:span></text:p>
      <text:p text:style-name="P48"><text:span text:style-name="T11">In short, mass, gravity, weight, and balance are interlinked and together define the overall appearance of a body in relation to its environment. As these external factors continuously act on all objects and characters in real life, depicting them in animations helps make the characters and objects more believable and life-like. </text:span></text:p>
      <text:h text:style-name="P49" text:outline-level="3"><text:span text:style-name="T1">Speed </text:span></text:h>
      <text:p text:style-name="P28"><text:span text:style-name="T6">When objects or characters are in motion, they are said to have some speed. Speed is a function of distance and time. It is a factor that can determine the distance that a body will cover in a given interval of time or the time that a body would take to cover a specific distance at a given rate. </text:span></text:p>
      <text:p text:style-name="P28"><text:span text:style-name="T6">While animating, depicting the speed of a character depends on and affects various characteristics of the animation. In animations, the speed of a body depends upon its weight too. For example if two bodies are in motion with the same amount of force applied to them, the heavier of the two will be shown to move slower than the lighter body. Also, while stopping suddenly after a speedy movement, the force that wants to keep that body moving (called momentum or inertia) will generally be greater on the faster body than that of a slower one. </text:span></text:p>
      <text:p text:style-name="P28"><text:span text:style-name="T6">While depicting speed, yet another effect to be considered is that of air resistance. A body having light or loosely held parts, such as hair or a flowing cloth, will always be affected by wind resistance differently at different speeds. For example if a girl with long hair walks slowly, her hair is gently blown by the wind. If she starts jogging, the hair will drag more as compared to the earlier movement. If she runs very fast or rides a bicycle, the hair will drag to the extent that it will almost be parallel to the horizontal plane. This resistance is a form of friction. </text:span></text:p>
      <text:h text:style-name="P49" text:outline-level="3"><text:soft-page-break/><text:span text:style-name="T1">Friction </text:span></text:h>
      <text:p text:style-name="P28"><text:span text:style-name="T6">Another factor that can add believability to animations is friction. </text:span><text:span text:style-name="T7">Friction is the force that resists the relative movement of two objects in contact. </text:span><text:span text:style-name="T6">The concept of friction is derived from the fact that all surfaces are rough and when two surfaces come in contact with each other, their rough edges get interlocked thus hindering a smooth sliding motion between them. Depending upon the degree of roughness or smoothness the friction between the objects is less or more. </text:span></text:p>
      <text:p text:style-name="P28"><text:span text:style-name="T6">A running man slipping and falling is more likely to slide on a smooth polished floor than on a rough road. On the polished floor he may slide to a considerable distance. Similarly if a speedy car on a rough terrain brakes suddenly, it may skid a few yards. But if it brakes on a cemented parking lot, it may skid considerably, even banging into the other parked cars! </text:span></text:p>
      <text:p text:style-name="P21"><text:span text:style-name="T6">Friction is a very important force in day-to-day activities such as walking, pushing, and pulling. When you walk, the friction between the feet and the ground results in preventing the feet from sliding back as you push the ground with your feet. The friction between objects that share a larger surface area or that are rough is higher. </text:span></text:p>
      <text:p text:style-name="P25"/>
      <text:h text:style-name="P4" text:outline-level="1">Objects in Motion</text:h>
      <text:p text:style-name="P28"><text:span text:style-name="T6">When we talk about objects in motion, we not only refer to the generic motion that can be given to all objects but also to the specific motions of the individual objects. Most often the objects that have specific motions are mechanical in nature such as a fan, a windmill, a car, a bicycle, and a pendulum. To understand how each of these moves we need to understand some basic motion types.</text:span></text:p>
      <text:p text:style-name="P6"/>
      <text:h text:style-name="P1" text:outline-level="2"><text:span text:style-name="T1">Types of Motion </text:span></text:h>
      <text:p text:style-name="P28"><text:span text:style-name="T6">Motion can be</text:span><text:span text:style-name="T7"> uniform</text:span><text:span text:style-name="T6"> or </text:span><text:span text:style-name="T7">non-uniform.</text:span><text:span text:style-name="T6"> </text:span></text:p>
      <text:p text:style-name="P28"><text:span text:style-name="T7">A non-uniform motion is like that of a flying leaf or a rolling ball.</text:span><text:span text:style-name="T6"> Most mechanical motions are uniform motions and follow a set path such as the motion of a wheel around an axle. </text:span></text:p>
      <text:p text:style-name="P28"><text:span text:style-name="T7">Uniform motions</text:span><text:span text:style-name="T6"> can be further classified </text:span><text:span text:style-name="T7">into linear, curvilinear, rotary, and revolutionary</text:span><text:span text:style-name="T6">. A falling object generally has a linear motion whereas an object that is thrown at an angle follows a curvilinear motion. A rotary motion is one that is visible in wheels and fans that move around their own axis of rotation. Generally, rotary motion is associated with gears and levers, which are an inherent part of most mechanical objects. Revolutionary motion is that in which an object moves around another object such as the planets around the sun. </text:span></text:p>
      <text:p text:style-name="P28"><text:span text:style-name="T6">By varying the speed, direction, and frequency of the motion different effects such as the vibration of a car, the oscillatory motion of a pendulum, and the movement of a door on its hinges can be shown. </text:span></text:p>
      <text:h text:style-name="Heading_20_2" text:outline-level="2"><text:span text:style-name="T1">Depicting Objects in Motion </text:span></text:h>
      <text:p text:style-name="P28"><text:span text:style-name="T6">The motion of objects is rarely random and usually uniform. This makes it easier for us to understand the motion of any object by dissecting and classifying the motion of the object and its parts into the basic four motion types as discussed under types of motion. </text:span></text:p>
      <text:p text:style-name="P28"><text:span text:style-name="T6">To reduce the complexity of a vibrating car, you can simply animate it as an up and down linear motion combined with a curvilinear motion that rocks it side to side. <text:s/>While animating objects, you also need to show the effects of the external factors such as gravity, weight, balance, speed, and friction.</text:span></text:p>
      <text:p text:style-name="P28"><text:span text:style-name="T6">The depiction of object motion in animation can be of two types: </text:span></text:p>
      <text:list xml:id="list32379883" text:style-name="WWNum2">
        <text:list-item>
          <text:p text:style-name="P29"><text:span text:style-name="T7">Realistic </text:span></text:p>
        </text:list-item>
        <text:list-item>
          <text:p text:style-name="P29"><text:span text:style-name="T7">Anthropomorphic </text:span></text:p>
        </text:list-item>
      </text:list>
      <text:p text:style-name="P28"><text:span text:style-name="T6">Realistic motion is one in which the objects are shown to behave the way they normally do. Such animations are mostly required for product demos or official presentations. They are also used in games that aim at creating real life-like environment such as the movement of guns and pistols in the games </text:span><text:span text:style-name="T9">Max Payne </text:span><text:span text:style-name="T6">and </text:span><text:span text:style-name="T9">No One Lives Forever</text:span><text:span text:style-name="T6">. </text:span></text:p>
      <text:p text:style-name="P28"><text:span text:style-name="T6">Anthropomorphic motion is one where the objects are shown to possess animal-like, or human, characteristics in addition to their own. The car that Inspector Gadget has talks and emotes like a human being in addition to moving like a car. Anthropomorphic animation is mostly used for cartoons, advertisements, and fantasy games. </text:span></text:p>
      <text:p text:style-name="P28"><text:span text:style-name="T6">It is more challenging to create realistic object motion, as compared to anthropomorphic motion. Anthropomorphic motion allows for a lot of creativity and experimentation in the design and movement of objects. <text:s/>Some examples of anthropomorphic objects that you can study from the Internet or from films are flubber in the </text:span><text:span text:style-name="T9">Absent Minded Professor </text:span><text:span text:style-name="T6">and Inspector Gadget's car in the movie </text:span><text:span text:style-name="T9">Inspector Gadget</text:span><text:span text:style-name="T6">. </text:span></text:p>
      <text:h text:style-name="P4" text:outline-level="1"><text:span text:style-name="T11">Character Movements</text:span></text:h>
      <text:p text:style-name="P28"><text:span text:style-name="T6">What makes a character's movement different from that of an object? Characters are capable of voluntary movements, those that are not propelled by any other force; they initiate movements. </text:span></text:p>
      <text:p text:style-name="P28"><text:span text:style-name="T6">While the movements of most objects are mechanized or forced, those of characters are more random and organic. Due to this, the forced movements make the object or character appear as being dragged whereas the self-initiated ones make the object or character appear proactive. </text:span></text:p>
      <text:p text:style-name="P44"/>
      <text:p text:style-name="P28"><text:span text:style-name="T6">Characters movements can be classified into: </text:span></text:p>
      <text:list xml:id="list32404846" text:style-name="WWNum3">
        <text:list-item>
          <text:p text:style-name="P30"><text:span text:style-name="T6">Body movements</text:span></text:p>
        </text:list-item>
        <text:list-item>
          <text:p text:style-name="P30"><text:span text:style-name="T6">Two-legged movement</text:span></text:p>
        </text:list-item>
        <text:list-item>
          <text:p text:style-name="P30"><text:span text:style-name="T6">Four-legged movement</text:span></text:p>
        </text:list-item>
        <text:list-item>
          <text:p text:style-name="P30"><text:span text:style-name="T6">Facial movement</text:span></text:p>
        </text:list-item>
      </text:list>
      <text:p text:style-name="P28"><text:span text:style-name="T6">Let's discuss these character movements. </text:span></text:p>
      <text:h text:style-name="Heading_20_1" text:outline-level="1">Body Movements</text:h>
      <text:p text:style-name="P28"><text:span text:style-name="T6">Have you ever tried being absolutely still? No movements at all, like a statue. Are you sure you were successful in your endeavor? No, you could never have been. No living being can ever be absolutely still. </text:span></text:p>
      <text:p text:style-name="P28"><text:span text:style-name="T6">All living characters are characterized by continuous movements such as breathing or blinking. So when you design characters for animation, you can add that touch of realism by observing real life people and animals closely. </text:span></text:p>
      <text:p text:style-name="P28"><text:span text:style-name="T6">Pick a character from day to day life as an object of study. It can be an insect, an animal, or a human. If you have a pet, it can be a good subject for your study. If you don't, you needn't worry; you can observe any moving character on television as well. But you need to look closely. Observe how the character is behaving when it isn't doing anything in particular. </text:span></text:p>
      <text:h text:style-name="Heading_20_2" text:outline-level="2"><text:soft-page-break/><text:span text:style-name="T1">Analyzing movement </text:span></text:h>
      <text:p text:style-name="P28"><text:span text:style-name="T6">If you study character anatomy closely, you'll realize how the various muscles and bones contribute toward the smallest movement in any part of a character's body. For example, the action of a character pointing a finger in a specific direction is facilitated by the following body parts: </text:span></text:p>
      <text:list xml:id="list32390079" text:style-name="WWNum4">
        <text:list-item>
          <text:p text:style-name="P31"><text:span text:style-name="T6">The eyes that are probably looking in that direction</text:span></text:p>
        </text:list-item>
        <text:list-item>
          <text:p text:style-name="P31"><text:span text:style-name="T6">The brain that interprets what the eyes see and prepares for a response which may include a change of facial expression and movement of the arm and hand to point in that direction</text:span></text:p>
        </text:list-item>
        <text:list-item>
          <text:p text:style-name="P31"><text:span text:style-name="T6">The arm that is raised from the shoulder</text:span></text:p>
        </text:list-item>
        <text:list-item>
          <text:p text:style-name="P31"><text:span text:style-name="T6">The elbow that stiffens to support the extended forearm</text:span></text:p>
        </text:list-item>
        <text:list-item>
          <text:p text:style-name="P31"><text:span text:style-name="T6">The wrist that controls the position and movement of the hand</text:span></text:p>
        </text:list-item>
        <text:list-item>
          <text:p text:style-name="P31"><text:span text:style-name="T6">The thumb and other three fingers that curl up toward the palm</text:span></text:p>
        </text:list-item>
        <text:list-item>
          <text:p text:style-name="P31"><text:span text:style-name="T6">The index finger that points toward the specific direction</text:span></text:p>
        </text:list-item>
        <text:list-item>
          <text:p text:style-name="P31"><text:span text:style-name="T6">These movements can be broken down further into movements of specific muscles and bones of the respective parts</text:span></text:p>
        </text:list-item>
      </text:list>
      <text:p text:style-name="P8"><text:span text:style-name="T6">Broadly classifying the above mentioned body movements we can identify two types of points on the moving parts of the body: </text:span></text:p>
      <text:list xml:id="list32376240" text:style-name="WWNum5">
        <text:list-item>
          <text:p text:style-name="P10"><text:span text:style-name="T7">Point of initiation </text:span></text:p>
        </text:list-item>
        <text:list-item>
          <text:p text:style-name="P10"><text:span text:style-name="T7">Point of drag </text:span></text:p>
        </text:list-item>
      </text:list>
      <text:p text:style-name="P8"><text:span text:style-name="T7">Point of initiation is the point that leads the movement</text:span><text:span text:style-name="T6"> - the index finger in this case. <text:line-break/></text:span><text:span text:style-name="T7">Point of drag is the point that follows the lead movement; it is followed by a dragged part</text:span><text:span text:style-name="T6"> - the wrist followed by the forearm and the elbow followed by the upper arm in this case. So many points of drag! </text:span></text:p>
      <text:p text:style-name="P8"><text:span text:style-name="T6">While animating characters it'll be of great help if you are constantly aware of the fact that the characters that you are creating represent living characters, and living characters are characterized by their ability to think. So any movement in these characters - unless it's involuntary such as blinking of the eye or breathing - is initiated consciously from the brain in response to the messages it receives from the five basic senses. </text:span></text:p>
      <text:p text:style-name="P8"><text:span text:style-name="T6">In short, movement will initiate from any external stimulus or happening that impacts one of the five senses of a living body - eyes, nose, ear, tongue, or skin. The message of this external stimulus will be passed on to the brain, which will interpret it, and in turn will generate a response in the form of instructions to the appropriate parts of the body. <text:s/>You must be wondering why you need to understand this procedure of a body's reaction. I'm an animator, not a Doctor, is what you'll probably want to say! </text:span></text:p>
      <text:p text:style-name="P8"><text:span text:style-name="T6">This analysis of body movements helps you identify the sequence of happenings in your planned animation. First you'll have to plan an external stimulus - maybe an explosion; then its impact on the auditory sense of the character, which sends a message to the brain of some noise in the vicinity. The brain would then instruct the body of the character to face the sound and the eyes to discern the location of its origin. So your character will have to turn toward the sound and look at it. Then the eyes will send another message to the brain. So first the eyes will look at the explosion normally (maybe for an infinitesimal moment) while the brain interprets it again. The brain then instructs the eyes to widen in astonishment, accompanied by other facial expressions of bewilderment, and the index finger to point at the explosion. So the index finger will lead the movement of the entire arm and shoulders to point toward the action. </text:span></text:p>
      <text:p text:style-name="P8"><text:span text:style-name="T6">Therefore the animation sequence will be: </text:span></text:p>
      <text:list xml:id="list32372956" text:style-name="WWNum6">
        <text:list-item>
          <text:p text:style-name="P11"><text:span text:style-name="T6">Explosion</text:span></text:p>
        </text:list-item>
        <text:list-item>
          <text:p text:style-name="P11"><text:span text:style-name="T6">Head and body turn of the character toward the explosion</text:span></text:p>
        </text:list-item>
        <text:list-item>
          <text:p text:style-name="P11"><text:span text:style-name="T6">Eye contact of the character with the explosion,</text:span></text:p>
        </text:list-item>
        <text:list-item>
          <text:p text:style-name="P11"><text:span text:style-name="T6">Change of facial expression</text:span></text:p>
        </text:list-item>
        <text:list-item>
          <text:p text:style-name="P11"><text:span text:style-name="T6">Lifting of the index finger followed by the, literally speaking, dragging arm</text:span></text:p>
        </text:list-item>
      </text:list>
      <text:p text:style-name="P8"><text:span text:style-name="T6">This is an example of a small movement of a character's body. What you need to understand is that every character movement, if voluntary, tends to follow the same procedure. Variations in responses to external stimuli may exist based on specific characteristics and lifestyles of the characters. An antagonist may feel elated at the success of the explosion resulting in facial expressions of triumph in contrast to those of a protagonist that represent shock or fear. Additionally variations can exist based on character anatomy as it effects the responsive instructions based on character traits. </text:span></text:p>
      <text:h text:style-name="Heading_20_2" text:outline-level="2"><text:span text:style-name="T1">Effect of the downward pull - gravity </text:span></text:h>
      <text:p text:style-name="P8"><text:span text:style-name="T6">Character movements, and for that matter most movements, are affected by gravity, which tends to pull everything toward the center of the earth. This is visible in all the following cases: </text:span></text:p>
      <text:list xml:id="list32404818" text:style-name="WWNum7">
        <text:list-item>
          <text:p text:style-name="P12"><text:span text:style-name="T6">Arc movements </text:span></text:p>
        </text:list-item>
        <text:list-item>
          <text:p text:style-name="P12"><text:soft-page-break/><text:span text:style-name="T6">Slouch of a body </text:span></text:p>
        </text:list-item>
        <text:list-item>
          <text:p text:style-name="P12"><text:span text:style-name="T6">Direction of secondary objects such as hair and clothes </text:span></text:p>
        </text:list-item>
        <text:list-item>
          <text:p text:style-name="P12"><text:span text:style-name="T6">Walking </text:span></text:p>
        </text:list-item>
        <text:list-item>
          <text:p text:style-name="P12"><text:span text:style-name="T6">Jumping </text:span></text:p>
        </text:list-item>
        <text:list-item>
          <text:p text:style-name="P12"><text:span text:style-name="T6">Throwing </text:span></text:p>
        </text:list-item>
        <text:list-item>
          <text:p text:style-name="P12"><text:span text:style-name="T6">Falling </text:span></text:p>
        </text:list-item>
        <text:list-item>
          <text:p text:style-name="P12"><text:span text:style-name="T6">Direction of flab and loose skin </text:span></text:p>
        </text:list-item>
        <text:list-item>
          <text:p text:style-name="P12"><text:span text:style-name="T6">Direction of flowing tears or oozing blood </text:span></text:p>
        </text:list-item>
      </text:list>
      <text:p text:style-name="P8"><text:span text:style-name="T6">The recognition of this gravitational pull, which governs our day-to-day lives, and its implementation in animation and character design, adds that extra "life-like" touch to the world of animation. </text:span></text:p>
      <text:p text:style-name="P8"><text:span text:style-name="T6">The gravitational pull is measurable when applied to a mass and results in a property called weight. As the amount of the gravitational pull is constant on the surface of the earth, it should pull everyone and everything with the same force. Then why can't a heavy person jump as high as a light person? It's because their masses are different. The mass, or size, of a body affects the force by which it is attracted toward the earth. The larger the mass, the greater the gravitational force acting on it. </text:span></text:p>
      <text:p text:style-name="P8"><text:span text:style-name="T6">While animating the effect of gravity, we must always remember the effect of the tendency of a body to oppose a change in its current state - from a position of rest to a position of motion and vice versa. This leads to the animation principles of drag and follow through. So when a character jumps, its body weight is pulled toward the earth due to gravitational pull and after the body leaves the ground, the body flab or other secondary parts such as the hair will appear to drag behind the body thus bringing out the weightiness of the body. </text:span></text:p>
      <text:p text:style-name="P8"><text:span text:style-name="T6">Similarly after the body lands on the ground, as the flab and hair are relatively looser parts of the body, they will continue to move in the direction of the jump even after the motion ceases. This leads to the principle of follow through. </text:span></text:p>
      <text:p text:style-name="P8"><text:span text:style-name="T6">The principles of drag and follow through, when combined with gravity, can help add more realism to the animation sequences. </text:span></text:p>
      <text:h text:style-name="Heading_20_1" text:outline-level="1">Two-Legged Movement</text:h>
      <text:p text:style-name="P48"><text:span text:style-name="T11">Two-legged movement refers to the locomotion of two-legged characters, or biped characters, such as humans. Observing people walk and run can be very interesting if done from an analytical point of view. </text:span></text:p>
      <text:h text:style-name="Heading_20_2" text:outline-level="2">Walk </text:h>
      <text:p text:style-name="P48"><text:span text:style-name="T13">Every walk can be broken down into a series of falls and catches</text:span><text:span text:style-name="T11">, as the text </text:span><text:span text:style-name="Emphasis"><text:span text:style-name="T12">The Animator's Survival Kit </text:span></text:span><text:span text:style-name="T11">by Richard Williams puts it. Observe that while walking people tend to lean toward the front. They do so because they intend to move in that direction. But with the shifting of body weight forwards, the body tips over its center of gravity and falls, while the first step that we take is actually to catch us from the fall. Similarly the second step is to catch us from the second fall and so on. </text:span></text:p>
      <text:p text:style-name="P48"><text:span text:style-name="T11">Well, the basics of a two-legged walk sequence consist of the movement of the alternate arm and leg in the same direction. While observing people you'll realize that everyone walks in a different manner, though the variations may be very small. A taller man will take longer strides than a petite and small lady. While a happy-go-lucky person may have that extra jump in his gait, a ballet dancer will glide without a single bounce. </text:span></text:p>
      <text:p text:style-name="P48"><text:span text:style-name="T11">For the sake of convenience lets divide a walk into </text:span><text:span text:style-name="T13">two parts, a key position (of rest, when the person is straight)</text:span><text:span text:style-name="T11"> and an in between position (the pass position of motion, when the person is in the process of falling over and catching himself). At the key position, the character is generally supposed to be at its tallest, whereas in the in between position, as the legs are stretched out, the character's body dips a little. So if you observe just the top of the head of a walking person, you'll notice that the movement of the body is jerky in an up and down fashion. </text:span></text:p>
      <text:p text:style-name="P48"><text:span text:style-name="T11">By varying the character's body angle and the extent of jerkiness between the two positions, you can vary the mood and personality of the character, thereby varying the overall impact of the animation. For instance, if at the key position the character dips more than usual, it could be because of a limp or excess weight of the body. A slouch position with smaller steps would depict a dejected or tired mood, whereas an erect and jumpy walk with large steps depicts an open and happy mood. </text:span></text:p>
      <text:p text:style-name="P7"/>
      <text:p text:style-name="P27"><text:span text:style-name="T6">Some interesting variations of the walk include the sneak, the tiptoe, and the strut. To create varying effects in a walk you can alter the: </text:span></text:p>
      <text:list xml:id="list32400185" text:style-name="WWNum8">
        <text:list-item>
          <text:p text:style-name="P32"><text:span text:style-name="T6">Forward or backward angle of the body</text:span></text:p>
        </text:list-item>
        <text:list-item>
          <text:p text:style-name="P32"><text:span text:style-name="T6">Sideward angle of the body</text:span></text:p>
        </text:list-item>
        <text:list-item>
          <text:p text:style-name="P32"><text:span text:style-name="T6">Dips or elevations (jerkiness) of the body in the two positions</text:span></text:p>
        </text:list-item>
        <text:list-item>
          <text:p text:style-name="P32"><text:span text:style-name="T6">Angle of the head</text:span></text:p>
        </text:list-item>
        <text:list-item>
          <text:p text:style-name="P32"><text:span text:style-name="T6">Movement of the head</text:span></text:p>
        </text:list-item>
        <text:list-item>
          <text:p text:style-name="P32"><text:span text:style-name="T6">Extent of movement of the arms</text:span></text:p>
        </text:list-item>
        <text:list-item>
          <text:p text:style-name="P32"><text:span text:style-name="T6">Extent of movement of the legs</text:span></text:p>
        </text:list-item>
        <text:list-item>
          <text:p text:style-name="P32"><text:span text:style-name="T6">Speed of movement</text:span></text:p>
        </text:list-item>
        <text:list-item>
          <text:p text:style-name="P32"><text:span text:style-name="T6">Sway of the body</text:span></text:p>
        </text:list-item>
      </text:list>
      <text:p text:style-name="P28"><text:span text:style-name="T6">Try experimenting by altering each of the above as you walk and observe how the basic walk cycle evolves into a variety of different and more interesting walk cycles </text:span></text:p>
      <text:h text:style-name="Heading_20_2" text:outline-level="2"><text:span text:style-name="T1">Run </text:span></text:h>
      <text:p text:style-name="P28"><text:span text:style-name="T6">What is the difference between a walk and a run? You'd walk down to the department store to purchase a carton of milk, but you'd run to the kitchen for a sip of water if you burned your tongue on some hot soup. The basic difference, in most cases, is the level of urgency, which is definitely higher for a run, unless it's a simple jog. </text:span></text:p>
      <text:p text:style-name="P28"><text:span text:style-name="T6">Considering the increased level of urgency and eagerness in a run, let's see how its construction differs from that of a walk: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text:span text:style-name="T8">Characteristic </text:span></text:p>
          </table:table-cell>
          <table:table-cell table:style-name="Table2.A1" office:value-type="string">
            <text:p text:style-name="P33"><text:span text:style-name="T8">Walk </text:span></text:p>
          </table:table-cell>
          <table:table-cell table:style-name="Table2.A1" office:value-type="string">
            <text:p text:style-name="P33"><text:span text:style-name="T8">Run </text:span></text:p>
          </table:table-cell>
        </table:table-row>
        <table:table-row table:style-name="Table2.1">
          <table:table-cell table:style-name="Table2.A1" office:value-type="string">
            <text:p text:style-name="P28"><text:span text:style-name="T6">Break down </text:span></text:p>
          </table:table-cell>
          <table:table-cell table:style-name="Table2.A1" office:value-type="string">
            <text:p text:style-name="P33"><text:span text:style-name="T6">Can be broken down into fall-catch-fall sequences </text:span></text:p>
          </table:table-cell>
          <table:table-cell table:style-name="Table2.A1" office:value-type="string">
            <text:p text:style-name="P33"><text:span text:style-name="T6">Can be broken down into push-fly-land-push sequences </text:span></text:p>
          </table:table-cell>
        </table:table-row>
        <table:table-row table:style-name="Table2.1">
          <table:table-cell table:style-name="Table2.A1" office:value-type="string">
            <text:p text:style-name="P28"><text:span text:style-name="T6">Speed </text:span></text:p>
          </table:table-cell>
          <table:table-cell table:style-name="Table2.A1" office:value-type="string">
            <text:p text:style-name="P33"><text:span text:style-name="T6">Slower </text:span></text:p>
          </table:table-cell>
          <table:table-cell table:style-name="Table2.A1" office:value-type="string">
            <text:p text:style-name="P33"><text:span text:style-name="T6">Faster </text:span></text:p>
          </table:table-cell>
        </table:table-row>
        <table:table-row table:style-name="Table2.1">
          <table:table-cell table:style-name="Table2.A1" office:value-type="string">
            <text:p text:style-name="P28"><text:span text:style-name="T6">Jerkiness </text:span></text:p>
          </table:table-cell>
          <table:table-cell table:style-name="Table2.A1" office:value-type="string">
            <text:p text:style-name="P33"><text:span text:style-name="T6">Less </text:span></text:p>
          </table:table-cell>
          <table:table-cell table:style-name="Table2.A1" office:value-type="string">
            <text:p text:style-name="P33"><text:span text:style-name="T6">More </text:span></text:p>
          </table:table-cell>
        </table:table-row>
        <table:table-row table:style-name="Table2.1">
          <table:table-cell table:style-name="Table2.A1" office:value-type="string">
            <text:p text:style-name="P28"><text:span text:style-name="T6">Ground contact </text:span></text:p>
          </table:table-cell>
          <table:table-cell table:style-name="Table2.A1" office:value-type="string">
            <text:p text:style-name="P33"><text:span text:style-name="T6">Continuous: At least one foot is always in contact with the ground </text:span></text:p>
          </table:table-cell>
          <table:table-cell table:style-name="Table2.A1" office:value-type="string">
            <text:p text:style-name="P33"><text:span text:style-name="T6">Discontinuous: Both feet are in the air at an instant </text:span></text:p>
          </table:table-cell>
        </table:table-row>
        <table:table-row table:style-name="Table2.1">
          <table:table-cell table:style-name="Table2.A1" office:value-type="string">
            <text:p text:style-name="P28"><text:span text:style-name="T6">Effort required by the character </text:span></text:p>
          </table:table-cell>
          <table:table-cell table:style-name="Table2.A1" office:value-type="string">
            <text:p text:style-name="P33"><text:span text:style-name="T6">Less </text:span></text:p>
          </table:table-cell>
          <table:table-cell table:style-name="Table2.A1" office:value-type="string">
            <text:p text:style-name="P33"><text:span text:style-name="T6">More </text:span></text:p>
          </table:table-cell>
        </table:table-row>
        <table:table-row table:style-name="Table2.1">
          <table:table-cell table:style-name="Table2.A1" office:value-type="string">
            <text:p text:style-name="P28"><text:span text:style-name="T6">Bend of the elbows and knees </text:span></text:p>
          </table:table-cell>
          <table:table-cell table:style-name="Table2.A1" office:value-type="string">
            <text:p text:style-name="P33"><text:span text:style-name="T6">Less </text:span></text:p>
          </table:table-cell>
          <table:table-cell table:style-name="Table2.A1" office:value-type="string">
            <text:p text:style-name="P33"><text:span text:style-name="T6">More </text:span></text:p>
          </table:table-cell>
        </table:table-row>
        <table:table-row table:style-name="Table2.1">
          <table:table-cell table:style-name="Table2.A1" office:value-type="string">
            <text:p text:style-name="P28"><text:span text:style-name="T6">Arm and leg movements </text:span></text:p>
          </table:table-cell>
          <table:table-cell table:style-name="Table2.A1" office:value-type="string">
            <text:p text:style-name="P33"><text:span text:style-name="T6">Smooth and slow </text:span></text:p>
          </table:table-cell>
          <table:table-cell table:style-name="Table2.A1" office:value-type="string">
            <text:p text:style-name="P33"><text:span text:style-name="T6">Violent </text:span></text:p>
          </table:table-cell>
        </table:table-row>
        <table:table-row table:style-name="Table2.1">
          <table:table-cell table:style-name="Table2.A1" office:value-type="string">
            <text:p text:style-name="P28"><text:span text:style-name="T6">Forward body angle </text:span></text:p>
          </table:table-cell>
          <table:table-cell table:style-name="Table2.A1" office:value-type="string">
            <text:p text:style-name="P33"><text:span text:style-name="T6">Less inclined </text:span></text:p>
          </table:table-cell>
          <table:table-cell table:style-name="Table2.A1" office:value-type="string">
            <text:p text:style-name="P33"><text:span text:style-name="T6">More inclined </text:span></text:p>
          </table:table-cell>
        </table:table-row>
        <table:table-row table:style-name="Table2.1">
          <table:table-cell table:style-name="Table2.A1" office:value-type="string">
            <text:p text:style-name="P28"><text:span text:style-name="T6">Effect of gravity on the body flab and other secondary things like the hair and clothes </text:span></text:p>
          </table:table-cell>
          <table:table-cell table:style-name="Table2.A1" office:value-type="string">
            <text:p text:style-name="P33"><text:span text:style-name="T6">Less </text:span></text:p>
          </table:table-cell>
          <table:table-cell table:style-name="Table2.A1" office:value-type="string">
            <text:p text:style-name="P33"><text:span text:style-name="T6">More </text:span></text:p>
          </table:table-cell>
        </table:table-row>
        <table:table-row table:style-name="Table2.1">
          <table:table-cell table:style-name="Table2.A1" office:value-type="string">
            <text:p text:style-name="P28"><text:span text:style-name="T6">Anticipation </text:span></text:p>
          </table:table-cell>
          <table:table-cell table:style-name="Table2.A1" office:value-type="string">
            <text:p text:style-name="P33"><text:span text:style-name="T6">Less </text:span></text:p>
          </table:table-cell>
          <table:table-cell table:style-name="Table2.A1" office:value-type="string">
            <text:p text:style-name="P33"><text:span text:style-name="T6">More </text:span></text:p>
          </table:table-cell>
        </table:table-row>
        <table:table-row table:style-name="Table2.1">
          <table:table-cell table:style-name="Table2.A1" office:value-type="string">
            <text:p text:style-name="P28"><text:span text:style-name="T6">Follow through </text:span></text:p>
          </table:table-cell>
          <table:table-cell table:style-name="Table2.A1" office:value-type="string">
            <text:p text:style-name="P33"><text:span text:style-name="T6">Less </text:span></text:p>
          </table:table-cell>
          <table:table-cell table:style-name="Table2.A1" office:value-type="string">
            <text:p text:style-name="P33"><text:span text:style-name="T6">More </text:span></text:p>
          </table:table-cell>
        </table:table-row>
      </table:table>
      <text:p text:style-name="P44"/>
      <text:h text:style-name="Heading_20_2" text:outline-level="2"><text:span text:style-name="T1">Jump </text:span></text:h>
      <text:p text:style-name="P28"><text:span text:style-name="T6">A jump usually reminds us of the long jump in track and field athletics of the Olympic games. In this type of a jump, the athlete comes running toward the take off point, and then thrusts himself into the air in a short flight to land, usually, on his feet. He cushions the impact of the landing by bending the knees as he reduces the momentum of his flight to come to a halt. </text:span></text:p>
      <text:p text:style-name="P28"><text:span text:style-name="T6">This was an example of a type of jump - the long jump. The other type of jump is that from a static position. The long jumps are longer than the static jumps because of the added momentum of the moving body that helps carry the weight further or higher. In contrast the static jump begins from and ends in a stationary position, therefore the output may not be as effective as that of the long jump. </text:span></text:p>
      <text:p text:style-name="P28"><text:span text:style-name="T6">Let's again compare the walk to the jump. This time, though, we won't make a table, but compare the differences based on the motive or objective of both movements. As a walk is aimed at moving the body from one location to the other </text:span><text:soft-page-break/><text:span text:style-name="T6">with a not so high degree of urgency, every part of the body is quite at ease and not strained. On the other hand the objective of a jump is to bypass a hurdle or area that in the path of movement. </text:span></text:p>
      <text:p text:style-name="P28"><text:span text:style-name="T6">The effect of this difference in motive effects the strain on the muscular movement and thereby the anticipation and follow through of the jump. The movement of a jump, if watched in slow motion, can be broken down into various stages: </text:span></text:p>
      <text:list xml:id="list32374809" text:style-name="WWNum9">
        <text:list-item>
          <text:p text:style-name="P34"><text:span text:style-name="T8">Preparation or anticipation: </text:span><text:span text:style-name="T6">This is done by either gaining momentum with the help of a run before the jump or by swinging the arms and bending of the body forward for the jump. </text:span></text:p>
        </text:list-item>
        <text:list-item>
          <text:p text:style-name="P34"><text:span text:style-name="T8">Accumulation of potential energy: </text:span><text:span text:style-name="T6">As in a jump both the feet are lifted off the ground in the same instant, they accumulate potential energy when the legs are bent at the knees to make the entire body bend downwards and forwards. The arms now are swung back and the entire weight is consolidated at the toes. </text:span></text:p>
        </text:list-item>
        <text:list-item>
          <text:p text:style-name="P34"><text:span text:style-name="T8">Kick off: </text:span><text:span text:style-name="T6">The potential energy that was accumulated in the contracted leg muscles is now released with full force as the legs open up by straightening at the knees. The thrust results in the lift off of the body from the ground and is facilitated by the bend of the knees once again that increases the distance between the ground and the feet. The arms swing forward to add momentum to the thrust and pull the body forward. </text:span></text:p>
        </text:list-item>
        <text:list-item>
          <text:p text:style-name="P34"><text:span text:style-name="T8">Swing in flight: </text:span><text:span text:style-name="T6">When the body is in air and the knees bend again, the legs move forward at the hips to move the position of the feet such that they precede the body on landing. This is affected by the motive of the jump. To avoid landing before the desired point the legs are stretched out in front to bypass the jumped over area. If it is a hurdle that you need to jump over, the legs are bent further to increase the distance between the feet and the ground. </text:span></text:p>
        </text:list-item>
        <text:list-item>
          <text:p text:style-name="P34"><text:span text:style-name="T8">Landing: </text:span><text:span text:style-name="T6">The feet land at the heels, which are capable of bearing the maximum strain. </text:span></text:p>
        </text:list-item>
        <text:list-item>
          <text:p text:style-name="P34"><text:span text:style-name="T8">Recoil: </text:span><text:span text:style-name="T6">As the body drags behind the feet, it is essential to slow it down before it comes in line with the legs. This is done at landing when the knees bend again to cushion the shock from the landing. </text:span></text:p>
        </text:list-item>
        <text:list-item>
          <text:p text:style-name="P34"><text:span text:style-name="T8">Recover: </text:span><text:span text:style-name="T6">After all shocks are cushioned, the legs straighten once again to bring the body to the upright position. </text:span></text:p>
        </text:list-item>
      </text:list>
      <text:p text:style-name="P28"><text:span text:style-name="T6">Like the walk and the run, you can also add variations to the jump by varying the levels of stretching and compression by quickening or slowing down the various stages of the jump. You can also modify the jump by adding weight to the character that will drag and follow through after all the movements. </text:span></text:p>
      <text:p text:style-name="P28"><text:span text:style-name="T6">Jumps can also vary depending upon whether the person takes off and lands on one or both the legs. In cases where the person is not able to recover from the shock by recoiling completely, she may lose her balance and fall on her face. </text:span></text:p>
      <text:p text:style-name="Standard"/>
      <text:h text:style-name="P3" text:outline-level="1">Four-Legged Movement</text:h>
      <text:p text:style-name="P28"><text:span text:style-name="T6">The four-legged movement of an animal can be looked at as </text:span><text:span text:style-name="T7">two sets of two-legged movements</text:span><text:span text:style-name="T6">, which are in a different sync with each other. That is, the legs on one side of the body move in opposite directions. If the right foreleg moves backwards, the right hind leg moves forward, and so on. <text:s/>Some basic types of four legged movements are: </text:span><text:span text:style-name="T7">Walk, Trot, Gallop </text:span><text:span text:style-name="T8">Walk and Trot </text:span></text:p>
      <text:p text:style-name="P28"><text:span text:style-name="T6">In a simple walk or trot the left and right legs (both sets) move in opposite directions. This results in the diagonally opposite legs moving in the same direction. While the walk is a simple step-by-step movement at a normal pace, the trot is a jerky and happy run that is not very fast. </text:span></text:p>
      <text:h text:style-name="Heading_20_3" text:outline-level="3"><text:span text:style-name="T1">Gallop </text:span></text:h>
      <text:p text:style-name="P28"><text:span text:style-name="T6">The gallop is similar to the two-legged jump. In this case both the sets of legs move in opposite directions but both legs of the same set move together in the same direction. If both the forelegs are moving back, both the hind legs move forward. This is the four-legged version of the two-legged jump. </text:span></text:p>
      <text:h text:style-name="Heading_20_3" text:outline-level="3"><text:span text:style-name="T1">Other Features </text:span></text:h>
      <text:p text:style-name="P28"><text:span text:style-name="T6">While animating animals we need to consider their unique traits and lifestyles because this greatly influences the manner in which they walk and move about. While predatory animals are very agile, light footed, and aggressive, herbivores such as deer and elephant are more docile. Predatory animals are good at sneaking up behind their prey so their walk is more of a sneak. Also as they need to move much faster, their leg muscles are better developed. <text:s/></text:span></text:p>
      <text:p text:style-name="P28"><text:span text:style-name="T6">An important part of animating animals is understanding and animating their unique characteristics, which make animals so different from humans - the presence of movable ears and a flexible tail.</text:span><text:span text:style-name="T10"> </text:span><text:span text:style-name="T6">In addition the movement of animals varies across different animal species. The movement of animals such as horse, cow, elephant, tiger, and deer are different from each other. There is difference in walk cycle timing as well. In most of the animals as the ears and tail are loosely jointed to the body, they display the effect of drag and follow through with the motion of the main body. For example when a dog with long ears and tail begins to run, the ears and tail that were static earlier are pulled by the moving body. They begin to drag with the body, following a wave-like motion. </text:span></text:p>
      <text:p text:style-name="P28"><text:span text:style-name="T6">The angle and extent of the motion of these body parts depends upon: </text:span></text:p>
      <text:list xml:id="list32373376" text:style-name="WWNum11">
        <text:list-item>
          <text:p text:style-name="P35"><text:span text:style-name="T6">Length and weight of the ears and tail</text:span></text:p>
        </text:list-item>
        <text:list-item>
          <text:p text:style-name="P35"><text:span text:style-name="T6">Wind resistance</text:span></text:p>
        </text:list-item>
        <text:list-item>
          <text:p text:style-name="P35"><text:span text:style-name="T6">Speed of the animal</text:span></text:p>
        </text:list-item>
        <text:list-item>
          <text:p text:style-name="P35"><text:span text:style-name="T6">Intent of the animal</text:span></text:p>
        </text:list-item>
      </text:list>
      <text:p text:style-name="P28"><text:span text:style-name="T6">When the animal comes to a stop, the ears and tail that were earlier in a state of motion tend to follow through ahead of the body and are stopped by the pull from the stationary body. So while animating these animal body parts, you need to continue their movement for a few additional frames after bringing the body to rest. </text:span></text:p>
      <text:p text:style-name="P28"><text:span text:style-name="T6">Have you ever wondered why the animals have these additional features—movable ears and flexible tails—as compared to humans? </text:span></text:p>
      <text:p text:style-name="P28"><text:span text:style-name="T6">Animals' ears are movable to compensate for their inability to turn around as quickly as humans or to enhance their predatory instincts - the functional aspect. Similarly the flexible tail is to compensate for the somewhat restricted limbs of animals as compared to the highly agile limbs of humans, to act as a fifth limb, and to express emotions as in the case of dogs and cats. </text:span></text:p>
      <text:p text:style-name="P28"><text:span text:style-name="T6">So while animating features such as the ears and the tail, you additionally need to consider: </text:span></text:p>
      <text:list xml:id="list32379716" text:style-name="WWNum12">
        <text:list-item>
          <text:p text:style-name="P36"><text:span text:style-name="T6">The functionality of the tail for that animal</text:span></text:p>
        </text:list-item>
        <text:list-item>
          <text:p text:style-name="P36"><text:span text:style-name="T6">The mood or emotion of the animal at that instant</text:span></text:p>
        </text:list-item>
      </text:list>
      <text:h text:style-name="Heading_20_1" text:outline-level="1">Facial Movement</text:h>
      <text:p text:style-name="P28"><text:span text:style-name="T6">The face is the most expressive part of a body and most of you must have sometime in your life used the following statement: "Oh I could read his face like an open book!" <text:s/>How can you read a face like a book? Well, it's simple. The face expresses one's feelings through expansion, contraction, and combination of the various facial muscles. As you have read in Week 2 lectures, the face can be used to reflect various emotions. Let's look at how it actually moves and how you can animate it. </text:span></text:p>
      <text:p text:style-name="P28"><text:span text:style-name="T6">The face, like any other part of the body, consists of various bones, flexible muscles, an elastic skin, and some hair. You'll need to study the facial anatomy to understand how the shape, size, and direction of each bone and muscle effects the "expression lines" of the face. A basic difference between the muscles of the face and those of the remaining body is that while the muscles of the body are joined to the bone at both ends, those of the face are joined to the bone at one end and to the inner layer of the skin at the other. This is the basic reason behind the heightened flexibility of the facial features. </text:span></text:p>
      <text:p text:style-name="P28"><text:soft-page-break/><text:span text:style-name="T6">For ease of understanding, you can classify different features of the face according to their flexibility and extent of participation in various expressions. </text:span></text:p>
      <text:p text:style-name="P28"><text:span text:style-name="T6">Based on the movable muscle groups in different parts of the human face, the most active participants in expressing emotions are: </text:span></text:p>
      <text:list xml:id="list32377733" text:style-name="WWNum13">
        <text:list-item>
          <text:p text:style-name="P37"><text:span text:style-name="T6">Eyes </text:span></text:p>
        </text:list-item>
        <text:list-item>
          <text:p text:style-name="P37"><text:span text:style-name="T6">Eyebrows </text:span></text:p>
        </text:list-item>
        <text:list-item>
          <text:p text:style-name="P37"><text:span text:style-name="T6">Mouth </text:span></text:p>
        </text:list-item>
      </text:list>
      <text:p text:style-name="P28"><text:span text:style-name="T6">The other less active features include: </text:span></text:p>
      <text:list xml:id="list32374984" text:style-name="WWNum14">
        <text:list-item>
          <text:p text:style-name="P38"><text:span text:style-name="T6">Cheeks (that help make a smile look more effective) </text:span></text:p>
        </text:list-item>
        <text:list-item>
          <text:p text:style-name="P38"><text:span text:style-name="T6">Nostrils (that can flare up in anger) </text:span></text:p>
        </text:list-item>
        <text:list-item>
          <text:p text:style-name="P38"><text:span text:style-name="T6">Forehead (that becomes furrowed in anger or fear) </text:span></text:p>
        </text:list-item>
      </text:list>
      <text:p text:style-name="P28"><text:span text:style-name="T6">And the inactive ones include: </text:span></text:p>
      <text:list xml:id="list32396763" text:style-name="WWNum15">
        <text:list-item>
          <text:p text:style-name="P39"><text:span text:style-name="T6">Ears </text:span></text:p>
        </text:list-item>
        <text:list-item>
          <text:p text:style-name="P39"><text:span text:style-name="T6">Chin </text:span></text:p>
        </text:list-item>
      </text:list>
      <text:p text:style-name="P28"><text:span text:style-name="T6">For animals with movable ears, the ears fall into the first category of the most active features. </text:span></text:p>
      <text:p text:style-name="P28"><text:span text:style-name="T6">In addition to the muscle groups, the movable skeletal features of the face include the lower jaw and the base of the head that is the joint at the neck. </text:span></text:p>
      <text:h text:style-name="Heading_20_2" text:outline-level="2"><text:span text:style-name="T1">Expression Lines </text:span></text:h>
      <text:p text:style-name="P28"><text:span text:style-name="T6">The movement of the various facial muscles results in some universal expression lines on the face. For animation purposes you can add movement to the areas within and around these lines. The basic expression lines are: </text:span></text:p>
      <text:list xml:id="list32377663" text:style-name="WWNum16">
        <text:list-item>
          <text:p text:style-name="P40"><text:span text:style-name="T6">From the base of the nostrils to the chin </text:span></text:p>
        </text:list-item>
        <text:list-item>
          <text:p text:style-name="P40"><text:span text:style-name="T6">Sides of the lips </text:span></text:p>
        </text:list-item>
        <text:list-item>
          <text:p text:style-name="P40"><text:span text:style-name="T6">Crows feet on the outer edges of the eyes </text:span></text:p>
        </text:list-item>
        <text:list-item>
          <text:p text:style-name="P40"><text:span text:style-name="T6">Vertical worry lines between the two eyebrows </text:span></text:p>
        </text:list-item>
        <text:list-item>
          <text:p text:style-name="P40"><text:span text:style-name="T6">Horizontal lines on the forehead </text:span></text:p>
        </text:list-item>
      </text:list>
      <text:p text:style-name="P28"><text:span text:style-name="T6">To understand the various expressions and the transition from one to another, you can observe your face in the mirror changing your expressions from normal to: </text:span></text:p>
      <text:list xml:id="list32379814" text:style-name="WWNum17">
        <text:list-item>
          <text:p text:style-name="P41"><text:span text:style-name="T6">Sad </text:span></text:p>
        </text:list-item>
        <text:list-item>
          <text:p text:style-name="P41"><text:span text:style-name="T6">Crying </text:span></text:p>
        </text:list-item>
        <text:list-item>
          <text:p text:style-name="P41"><text:span text:style-name="T6">Smiling </text:span></text:p>
        </text:list-item>
        <text:list-item>
          <text:p text:style-name="P41"><text:span text:style-name="T6">Happy </text:span></text:p>
        </text:list-item>
        <text:list-item>
          <text:p text:style-name="P41"><text:span text:style-name="T6">Elated </text:span></text:p>
        </text:list-item>
        <text:list-item>
          <text:p text:style-name="P41"><text:span text:style-name="T6">Evil smile </text:span></text:p>
        </text:list-item>
        <text:list-item>
          <text:p text:style-name="P41"><text:span text:style-name="T6">Revengeful </text:span></text:p>
        </text:list-item>
        <text:list-item>
          <text:p text:style-name="P41"><text:span text:style-name="T6">Evil </text:span></text:p>
        </text:list-item>
        <text:list-item>
          <text:p text:style-name="P41"><text:span text:style-name="T6">Calculating </text:span></text:p>
        </text:list-item>
        <text:list-item>
          <text:p text:style-name="P41"><text:span text:style-name="T6">Stern </text:span></text:p>
        </text:list-item>
        <text:list-item>
          <text:p text:style-name="P41"><text:span text:style-name="T6">Angry </text:span></text:p>
        </text:list-item>
        <text:list-item>
          <text:p text:style-name="P41"><text:span text:style-name="T6">Shocked </text:span></text:p>
        </text:list-item>
        <text:list-item>
          <text:p text:style-name="P41"><text:span text:style-name="T6">Fearful </text:span></text:p>
        </text:list-item>
        <text:list-item>
          <text:p text:style-name="P41"><text:span text:style-name="T6">Worried </text:span></text:p>
        </text:list-item>
        <text:list-item>
          <text:p text:style-name="P41"><text:span text:style-name="T6">Skeptical </text:span></text:p>
        </text:list-item>
        <text:list-item>
          <text:p text:style-name="P41"><text:span text:style-name="T6">Indifferent </text:span></text:p>
        </text:list-item>
        <text:list-item>
          <text:p text:style-name="P41"><text:span text:style-name="T6">Ashamed </text:span></text:p>
        </text:list-item>
        <text:list-item>
          <text:p text:style-name="P41"><text:span text:style-name="T6">Coy </text:span></text:p>
        </text:list-item>
        <text:list-item>
          <text:p text:style-name="P41"><text:span text:style-name="T6">Naughty </text:span></text:p>
        </text:list-item>
        <text:list-item>
          <text:p text:style-name="P41"><text:span text:style-name="T6">Snobbish </text:span></text:p>
        </text:list-item>
        <text:list-item>
          <text:p text:style-name="P41"><text:span text:style-name="T6">Tired </text:span></text:p>
        </text:list-item>
      </text:list>
      <text:p text:style-name="P28"><text:span text:style-name="T6">Observe the movement of the muscles and note the transition of expressions and the muscles involved in each expression. </text:span></text:p>
      <text:p text:style-name="P28"><text:span text:style-name="T6">In addition to the silent facial expressions, a major contributor to facial animation is act of speech and the use of the lips and tongue. You can read the section on Dialogue in your text to understand how the facial features change when characters talk. </text:span></text:p>
      <text:h text:style-name="Heading_20_1" text:outline-level="1"><text:soft-page-break/>Flipbook</text:h>
      <text:p text:style-name="P28"><text:span text:style-name="T6">Does the word Flipbook ring a bell? Most of you must have seen or played with scribbled drawings or doodles on successive pages of a notebook that you flip quickly to view the changing shapes. Yes, that was a flipbook animation. </text:span></text:p>
      <text:p text:style-name="P28"><text:span text:style-name="T6">Flipbooks are one of the easiest methods to view an animation. You can see your pictures run, walk, or dance right in your palm without the need for any software or tools. You can view your animations picture-by-picture, at a slow speed, or as fast as you like - the only skills required are those of drawing and flipping! </text:span></text:p>
      <text:p text:style-name="P28"><text:span text:style-name="T6">You can make a simple flipbook animation by following three simple steps: </text:span></text:p>
      <text:list xml:id="list32402793" text:style-name="WWNum18">
        <text:list-item>
          <text:p text:style-name="P42"><text:span text:style-name="T6">Staple a stack of paper of the same size at one end to form a book, or get a small notebook of 24 or 32 pages without hardboard binding. </text:span></text:p>
        </text:list-item>
        <text:list-item>
          <text:p text:style-name="P42"><text:span text:style-name="T6">Draw a similar picture on each page varying it slightly as you would for each frame of the animation. To start with a simple animation, you can draw a horizontal straight line in the middle of all the pages with a circle at the beginning of the line. From the next page onwards gradually shift the circles slightly away from the position of the circle on the previous page till you reach the end of the line on the last page. </text:span></text:p>
        </text:list-item>
        <text:list-item>
          <text:p text:style-name="P42"><text:span text:style-name="T6">Hold the stapled part of the book in one hand, the open part with the thumb of the other hand, and flip the pages. You'll see the animated circle moving from one end of the line to the other. By altering the path of the circle into an arc above the line, you can make an animation of sunrise and sunset at the horizon. You can gradually increase the detail of the animation by adding a moving ship, cloud, or bird in the same drawing. To view a colored animation you can uniformly color the drawings on all pages and flip to see the animated drawing. </text:span></text:p>
        </text:list-item>
      </text:list>
      <text:h text:style-name="Heading_20_2" text:outline-level="2"><text:span text:style-name="T1">Industry Usage </text:span></text:h>
      <text:p text:style-name="P28"><text:span text:style-name="T6">In the animation industry flipbooks have a small, but important, role to play. When artists finish sketching their animation rough cuts on paper, they can quickly flip them like a flipbook to get the feel of their animation without actually animating the pictures. Flipbooks provide a pre-production run through of the animation sequence. If any part of the animation such as the character design or the transition of shape or movement does not appeal in the moving animation, the sketches can be modified much before the creation and testing of the final animation. This not only helps save time by reducing the extent of rework, but also helps in nipping a problem in the bud itself. </text:span></text:p>
      <text:h text:style-name="Heading_20_2" text:outline-level="2">Hi Tech Flipbooks </text:h>
      <text:p text:style-name="P48"><text:span text:style-name="T11">With the advancement of technology and an increased dependency on computers, some software companies such as </text:span><text:a xlink:type="simple" xlink:href="http://www.digicelinc.com/"><text:span text:style-name="T12">Digicel </text:span></text:a><text:span text:style-name="T11">have developed software that can play through scanned or imported series of images of an animation sequence, just like a hand held flipbook. </text:span></text:p>
      <text:p text:style-name="P48"><text:span text:style-name="T11">You can browse on the Internet and search for more such software. The trial versions of some flipbook software are freely downloadable. </text:span></text:p>
      <text:p text:style-name="P48"><text:span text:style-name="T11">Now whether you create pencil drawings or computer generated graphic images, you can still pre-test your animation sequences with ease. </text:span></text:p>
      <text:h text:style-name="Heading_20_1" text:outline-level="1">Summary</text:h>
      <text:p text:style-name="P28"><text:span text:style-name="T6">Motion and movement are the life force of an animation that add life and energy to the still images of objects and characters. Though this simulated movement may appear to have its own limitations in depicting life-like movements, it can be used as a powerful tool to create unnatural and fantasy effects, which in real life are not possible. In the world of animation, even non-living objects can have a life of their own. </text:span></text:p>
      <text:p text:style-name="P28"><text:span text:style-name="T6">This week you looked at the basics and principles of motion and movement of objects and characters and the effect, importance, and representation of some common factors such as: </text:span></text:p>
      <text:list xml:id="list32375089" text:style-name="WWNum19">
        <text:list-item>
          <text:p text:style-name="P43"><text:span text:style-name="T6">Mass </text:span></text:p>
        </text:list-item>
        <text:list-item>
          <text:p text:style-name="P43"><text:span text:style-name="T6">Gravity </text:span></text:p>
        </text:list-item>
        <text:list-item>
          <text:p text:style-name="P43"><text:span text:style-name="T6">Weight </text:span></text:p>
        </text:list-item>
        <text:list-item>
          <text:p text:style-name="P43"><text:span text:style-name="T6">Balance </text:span></text:p>
        </text:list-item>
        <text:list-item>
          <text:p text:style-name="P43"><text:span text:style-name="T6">Speed </text:span></text:p>
        </text:list-item>
        <text:list-item>
          <text:p text:style-name="P43"><text:span text:style-name="T6">Friction </text:span></text:p>
        </text:list-item>
      </text:list>
      <text:p text:style-name="P28"><text:span text:style-name="T6">You studied how to depict realistic and anthropomorphic motion of objects. You also learned how to create various two- and four-legged body movements such as the walk, run, jump, trot, and gallop and create facial movement by effectively manipulating the expression lines on a face. Finally, you learned to preview the animation sequences by creating and using flipbooks. </text:span></text:p>
      <text:p text:style-name="P28"><text:span text:style-name="T6">Experiment and naturalize your animation skills by creating flipbooks in this week's assignments. </text:span></text:p>
      <text:p text:style-name="P28"><text:span text:style-name="T6">Good Luck!</text:span></text:p>
      <text:p text:style-name="P28"/>
      <text:p text:style-name="P47"><text:span text:style-name="T14">Assignment 1: Exercise: Watching Movements </text:span></text:p>
      <text:p text:style-name="P45"><text:span text:style-name="T16">Movements and motion are an inherent part of our life, without which our life would be no better than a static painting. Even trees and plants that are rooted to the ground show some kind of movement as they grow, though the movement may be very slow and stretched across several years. Animal and human motion is comparatively much quicker and easily visible. Reiterating from the lecture, some of the factors that affect motion and movement are: </text:span></text:p>
      <text:p text:style-name="P45"><text:span text:style-name="T17">Mass, Gravity, Weight, Balance, Speed, Friction </text:span></text:p>
      <text:p text:style-name="P46"/>
      <text:p text:style-name="P28"><text:span text:style-name="T16">By </text:span><text:span text:style-name="T18">Wednesday, May 6, 2009, </text:span><text:span text:style-name="T16">analyze any day-to-day activity like walking, lifting, or sitting and standing and identify the factors that affect the activities. For example a person with more weight will walk slower than a person who is lighter. What would happen if these factors did not exist? Discuss the importance of each of the factors. </text:span></text:p>
      <text:p text:style-name="P28"><text:span text:style-name="T16">Choose one of the movements you observe and create a series of 5 sketches depicting that movement. These sketches should be a single movement showing various stages of progression. For instance, if you were observing someone getting up from a chair, the first sketch would include them sitting, the second might show them shifting their weight forward, the third starting to rise, the fourth almost erect, and the fifth fully standing. </text:span></text:p>
      <text:p text:style-name="P28"><text:span text:style-name="T16">Post your observations, sketches and comments to this </text:span><text:span text:style-name="T18">Discussion Area</text:span><text:span text:style-name="T16">. </text:span></text:p>
      <text:p text:style-name="P28"><text:span text:style-name="T16">Start reviewing the postings of at least two other students, and comment on the importance of the factors as early in the week as possible. Discuss as an artist, how an understanding of these factors helps you work towards creating life-like animations. <text:s/>Justify your conclusions by posting your responses to this </text:span><text:span text:style-name="T18">Discussion Area</text:span><text:span text:style-name="T16">. </text:span></text:p>
      <table:table table:name="Table3" table:style-name="Table3">
        <table:table-column table:style-name="Table3.A"/>
        <table:table-column table:style-name="Table3.B"/>
        <table:table-row table:style-name="Table3.1">
          <table:table-cell table:style-name="Table3.A1" office:value-type="string">
            <text:p text:style-name="P21"><text:span text:style-name="T8">Assignment 1 Grading Criteria:</text:span></text:p>
          </table:table-cell>
          <table:table-cell table:style-name="Table3.A1" office:value-type="string">
            <text:p text:style-name="P22"><text:span text:style-name="T8">Maximum Points</text:span><text:span text:style-name="T6"> </text:span></text:p>
          </table:table-cell>
        </table:table-row>
        <table:table-row table:style-name="Table3.2">
          <table:table-cell table:style-name="Table3.A1" office:value-type="string">
            <text:p text:style-name="P28"><text:span text:style-name="T6">Identified factors that affect the analyzed activity</text:span></text:p>
          </table:table-cell>
          <table:table-cell table:style-name="Table3.A1" office:value-type="string">
            <text:p text:style-name="P22"><text:span text:style-name="T6">4 </text:span></text:p>
          </table:table-cell>
        </table:table-row>
        <table:table-row table:style-name="Table3.3">
          <table:table-cell table:style-name="Table3.A1" office:value-type="string">
            <text:p text:style-name="P21"><text:span text:style-name="T6">Identified the effects of the factors</text:span></text:p>
          </table:table-cell>
          <table:table-cell table:style-name="Table3.A1" office:value-type="string">
            <text:p text:style-name="P22"><text:span text:style-name="T6">4 </text:span></text:p>
          </table:table-cell>
        </table:table-row>
        <table:table-row table:style-name="Table3.4">
          <table:table-cell table:style-name="Table3.A1" office:value-type="string">
            <text:p text:style-name="P21"><text:span text:style-name="T6">Posted sketches to illustrate the movement</text:span></text:p>
          </table:table-cell>
          <table:table-cell table:style-name="Table3.A1" office:value-type="string">
            <text:p text:style-name="P22"><text:span text:style-name="T6">4 </text:span></text:p>
          </table:table-cell>
        </table:table-row>
        <table:table-row table:style-name="Table3.5">
          <table:table-cell table:style-name="Table3.A1" office:value-type="string">
            <text:p text:style-name="P28"><text:span text:style-name="T6">Stated logical problems and advantages that would result in the absence of factors such as: </text:span></text:p>
            <text:p text:style-name="P28"><text:span text:style-name="T6">Mass, Gravity, Weight, Balance, Speed, Friction </text:span></text:p>
          </table:table-cell>
          <table:table-cell table:style-name="Table3.A1" office:value-type="string">
            <text:p text:style-name="P22"><text:span text:style-name="T6">4 </text:span></text:p>
          </table:table-cell>
        </table:table-row>
        <table:table-row table:style-name="Table3.6">
          <table:table-cell table:style-name="Table3.A1" office:value-type="string">
            <text:p text:style-name="P21"><text:span text:style-name="T6">Participated in class discussions and gave useful feedback and comments</text:span></text:p>
          </table:table-cell>
          <table:table-cell table:style-name="Table3.A1" office:value-type="string">
            <text:p text:style-name="P22"><text:span text:style-name="T6">4 </text:span></text:p>
          </table:table-cell>
        </table:table-row>
        <table:table-row table:style-name="Table3.7">
          <table:table-cell table:style-name="Table3.A1" office:value-type="string">
            <text:p text:style-name="P21"><text:span text:style-name="T6">Justified all answers with valid explanations</text:span></text:p>
          </table:table-cell>
          <table:table-cell table:style-name="Table3.A1" office:value-type="string">
            <text:p text:style-name="P22"><text:span text:style-name="T6">4 </text:span></text:p>
          </table:table-cell>
        </table:table-row>
        <table:table-row table:style-name="Table3.8">
          <table:table-cell table:style-name="Table3.A1" office:value-type="string">
            <text:p text:style-name="P21"><text:span text:style-name="T8">Total:</text:span></text:p>
          </table:table-cell>
          <table:table-cell table:style-name="Table3.A1" office:value-type="string">
            <text:p text:style-name="P22"><text:span text:style-name="T8">24</text:span><text:span text:style-name="T6"> </text:span></text:p>
          </table:table-cell>
        </table:table-row>
      </table:table>
      <text:p text:style-name="P28"><text:span text:style-name="T21">For assistance with any problems you may have when completing this assignment—OR—to offer your assistance to classmates, please use the </text:span><text:span text:style-name="T23">Problems and Solutions Discussion</text:span><text:span text:style-name="T21"> area located through the left side navigation link. </text:span></text:p>
      <text:p text:style-name="P28"><text:span text:style-name="T11">Be sure to follow the grading criteria above to get all point on this assignment and respond to at least TWO of your classmates as well.</text:span></text:p>
      <text:p text:style-name="P18"><text:span text:style-name="T15">Assignment 2: Exercise: Play Games, Watch Movies, Analyze, and Discuss </text:span></text:p>
      <text:p text:style-name="P8"><text:span text:style-name="T16">Animated objects and characters are the life and soul of several computer games and animation series and movies. They can help you observe and understand the creative works of reputed artists and companies such as Disney, DreamWorks, and Sony Pictures and their contribution in field of animation. </text:span></text:p>
      <text:p text:style-name="P8"><text:span text:style-name="T16">Play </text:span><text:span text:style-name="T19">at least two </text:span><text:span text:style-name="T16">3D games and watch </text:span><text:span text:style-name="T19">at least one </text:span><text:span text:style-name="T16">3D animation movie. The demo versions of some 3D games are freely downloadable on the Internet. </text:span></text:p>
      <text:p text:style-name="P8"><text:span text:style-name="T16">Some popular 3D games are: </text:span></text:p>
      <text:list xml:id="list32389302" text:continue-list="list32384955" text:style-name="WWNum1">
        <text:list-item>
          <text:p text:style-name="P9"><text:span text:style-name="T20">Quake </text:span></text:p>
        </text:list-item>
        <text:list-item>
          <text:p text:style-name="P9"><text:span text:style-name="T20">Need For Speed </text:span></text:p>
        </text:list-item>
        <text:list-item>
          <text:p text:style-name="P9"><text:span text:style-name="T20">No One Lives Forever </text:span></text:p>
        </text:list-item>
        <text:list-item>
          <text:p text:style-name="P9"><text:span text:style-name="T20">Max Payne </text:span></text:p>
        </text:list-item>
      </text:list>
      <text:p text:style-name="P8"><text:span text:style-name="T16">Some popular 3D animation movies are: </text:span></text:p>
      <text:list xml:id="list32390336" text:continue-list="list32379883" text:style-name="WWNum2">
        <text:list-item>
          <text:p text:style-name="P13"><text:span text:style-name="T20">Stuart Little </text:span></text:p>
        </text:list-item>
        <text:list-item>
          <text:p text:style-name="P13"><text:span text:style-name="T20">Small Soldiers </text:span></text:p>
        </text:list-item>
        <text:list-item>
          <text:p text:style-name="P13"><text:span text:style-name="T20">Toy Story </text:span></text:p>
        </text:list-item>
        <text:list-item>
          <text:p text:style-name="P13"><text:span text:style-name="T20">Shrek </text:span></text:p>
        </text:list-item>
        <text:list-item>
          <text:p text:style-name="P13"><text:span text:style-name="T20">Antz </text:span></text:p>
        </text:list-item>
        <text:list-item>
          <text:p text:style-name="P13"><text:span text:style-name="T20">Monsters Inc. </text:span></text:p>
        </text:list-item>
        <text:list-item>
          <text:p text:style-name="P13"><text:span text:style-name="T20">Jurassic Park </text:span></text:p>
        </text:list-item>
      </text:list>
      <text:p text:style-name="P8"><text:span text:style-name="T16">By </text:span><text:span text:style-name="T19">Wednesday, May 6, 2009, </text:span><text:span text:style-name="T16">post your reviews to the appropriate </text:span><text:span text:style-name="T19">Discussion Area </text:span><text:span text:style-name="T16">comparing the types of character and object movements in movies to those in games. Discuss the differences in terms of: </text:span></text:p>
      <text:list xml:id="list32405594" text:continue-list="list32404846" text:style-name="WWNum3">
        <text:list-item>
          <text:p text:style-name="P14"><text:span text:style-name="T16">Smoothness in animation </text:span></text:p>
        </text:list-item>
      </text:list>
      <text:list xml:id="list32399456" text:continue-list="list32390079" text:style-name="WWNum4">
        <text:list-item>
          <text:p text:style-name="P15"><text:span text:style-name="T16">Requirements of detailing and functionality in character and animation design </text:span></text:p>
        </text:list-item>
      </text:list>
      <text:list xml:id="list32391679" text:continue-list="list32376240" text:style-name="WWNum5">
        <text:list-item>
          <text:p text:style-name="P10"><text:span text:style-name="T16">Detailing in design and in movement </text:span></text:p>
        </text:list-item>
      </text:list>
      <text:list xml:id="list32395645" text:continue-list="list32372956" text:style-name="WWNum6">
        <text:list-item>
          <text:p text:style-name="P11"><text:span text:style-name="T16">Variations in actions of the characters </text:span></text:p>
        </text:list-item>
      </text:list>
      <text:list xml:id="list32391587" text:continue-list="list32404818" text:style-name="WWNum7">
        <text:list-item>
          <text:p text:style-name="P12"><text:span text:style-name="T16">Supporting features such as audio and special effects </text:span></text:p>
        </text:list-item>
      </text:list>
      <text:p text:style-name="P8"><text:span text:style-name="T16">By </text:span><text:span text:style-name="T19">Thursday, May 7, 2009, </text:span><text:span text:style-name="T16">also identify and analyze </text:span><text:span text:style-name="T19">at least two </text:span><text:span text:style-name="T16">animation sequences from the above listed games or movies that you feel are good examples of: </text:span></text:p>
      <text:list xml:id="list32416328" text:continue-list="list32400185" text:style-name="WWNum8">
        <text:list-item>
          <text:p text:style-name="P16"><text:span text:style-name="T16">Body Movement </text:span></text:p>
        </text:list-item>
        <text:list-item>
          <text:p text:style-name="P16"><text:span text:style-name="T16">Two legged Movement </text:span></text:p>
        </text:list-item>
        <text:list-item>
          <text:p text:style-name="P16"><text:span text:style-name="T16">Four legged Movement </text:span></text:p>
        </text:list-item>
        <text:list-item>
          <text:p text:style-name="P16"><text:span text:style-name="T16">Line of Action </text:span></text:p>
        </text:list-item>
        <text:list-item>
          <text:p text:style-name="P16"><text:span text:style-name="T16">Effect of Secondary Motion </text:span></text:p>
        </text:list-item>
        <text:list-item>
          <text:p text:style-name="P16"><text:span text:style-name="T16">Facial Movement </text:span></text:p>
        </text:list-item>
      </text:list>
      <text:p text:style-name="P8"><text:span text:style-name="T16">Post your views to the appropriate </text:span><text:span text:style-name="T19">Discussion Area</text:span><text:span text:style-name="T16">. Discuss: </text:span></text:p>
      <text:list xml:id="list32409164" text:continue-list="list32374809" text:style-name="WWNum9">
        <text:list-item>
          <text:p text:style-name="P17"><text:span text:style-name="T16">What was good about these sequences? </text:span></text:p>
        </text:list-item>
        <text:list-item>
          <text:p text:style-name="P17"><text:span text:style-name="T16">How would the animator have created these animations to get the desired effect? </text:span></text:p>
        </text:list-item>
        <text:list-item>
          <text:p text:style-name="P17"><text:span text:style-name="T16">What didn't you like in these sequences? Give reasons. </text:span></text:p>
        </text:list-item>
        <text:list-item>
          <text:p text:style-name="P17"><text:span text:style-name="T16">What will you like to change in their design and construction if given the opportunity? </text:span></text:p>
        </text:list-item>
      </text:list>
      <text:p text:style-name="P8"><text:span text:style-name="T16">By the end of the week review the postings of at least two other students and post your comments, with justification, to the appropriate </text:span><text:span text:style-name="T19">Discussion Area</text:span><text:span text:style-name="T16">. </text:span></text:p>
      <table:table table:name="Table4" table:style-name="Table4">
        <table:table-column table:style-name="Table4.A"/>
        <table:table-column table:style-name="Table4.B"/>
        <table:table-row table:style-name="Table4.1">
          <table:table-cell table:style-name="Table4.A1" office:value-type="string">
            <text:p text:style-name="P21"><text:span text:style-name="T4">Assignment 2 Grading Criteria:</text:span></text:p>
          </table:table-cell>
          <table:table-cell table:style-name="Table4.A1" office:value-type="string">
            <text:p text:style-name="P22"><text:span text:style-name="T4">Maximum Points</text:span><text:span text:style-name="T2"> </text:span></text:p>
          </table:table-cell>
        </table:table-row>
        <table:table-row table:style-name="Table4.2">
          <table:table-cell table:style-name="Table4.A1" office:value-type="string">
            <text:p text:style-name="P8"><text:span text:style-name="T2">Logically compared character and object movements in the specified movies to those in games based on the listed parameters</text:span></text:p>
          </table:table-cell>
          <table:table-cell table:style-name="Table4.A1" office:value-type="string">
            <text:p text:style-name="P22"><text:span text:style-name="T2">4 </text:span></text:p>
          </table:table-cell>
        </table:table-row>
        <table:table-row table:style-name="Table4.3">
          <table:table-cell table:style-name="Table4.A1" office:value-type="string">
            <text:p text:style-name="P21"><text:span text:style-name="T2">Identified and discussed at least two good animation sequences</text:span></text:p>
          </table:table-cell>
          <table:table-cell table:style-name="Table4.A1" office:value-type="string">
            <text:p text:style-name="P22"><text:span text:style-name="T2">4 </text:span></text:p>
          </table:table-cell>
        </table:table-row>
        <table:table-row table:style-name="Table4.4">
          <table:table-cell table:style-name="Table4.A1" office:value-type="string">
            <text:p text:style-name="P21"><text:span text:style-name="T2">Responded meaningfully to all questions</text:span></text:p>
          </table:table-cell>
          <table:table-cell table:style-name="Table4.A1" office:value-type="string">
            <text:p text:style-name="P22"><text:span text:style-name="T2">4 </text:span></text:p>
          </table:table-cell>
        </table:table-row>
        <table:table-row table:style-name="Table4.5">
          <table:table-cell table:style-name="Table4.A1" office:value-type="string">
            <text:p text:style-name="P8"><text:span text:style-name="T2">Suggested unique and logical ideas for further changes in the animation sequences </text:span></text:p>
          </table:table-cell>
          <table:table-cell table:style-name="Table4.A1" office:value-type="string">
            <text:p text:style-name="P22"><text:span text:style-name="T2">4 </text:span></text:p>
          </table:table-cell>
        </table:table-row>
        <text:soft-page-break/>
        <table:table-row table:style-name="Table4.6">
          <table:table-cell table:style-name="Table4.A1" office:value-type="string">
            <text:p text:style-name="P21"><text:span text:style-name="T2">Arrived at well formed conclusions</text:span></text:p>
          </table:table-cell>
          <table:table-cell table:style-name="Table4.A1" office:value-type="string">
            <text:p text:style-name="P22"><text:span text:style-name="T2">4 </text:span></text:p>
          </table:table-cell>
        </table:table-row>
        <table:table-row table:style-name="Table4.7">
          <table:table-cell table:style-name="Table4.A1" office:value-type="string">
            <text:p text:style-name="P21"><text:span text:style-name="T2">Justified all statements and conclusions with the help of references or examples</text:span></text:p>
          </table:table-cell>
          <table:table-cell table:style-name="Table4.A1" office:value-type="string">
            <text:p text:style-name="P22"><text:span text:style-name="T2">4 </text:span></text:p>
          </table:table-cell>
        </table:table-row>
        <table:table-row table:style-name="Table4.8">
          <table:table-cell table:style-name="Table4.A1" office:value-type="string">
            <text:p text:style-name="P21"><text:span text:style-name="T2">Participated in class discussions and gave constructive feedback and comments</text:span></text:p>
          </table:table-cell>
          <table:table-cell table:style-name="Table4.A1" office:value-type="string">
            <text:p text:style-name="P22"><text:span text:style-name="T2">4</text:span></text:p>
          </table:table-cell>
        </table:table-row>
        <table:table-row table:style-name="Table4.9">
          <table:table-cell table:style-name="Table4.A1" office:value-type="string">
            <text:p text:style-name="P21"><text:span text:style-name="T4">Total:</text:span></text:p>
          </table:table-cell>
          <table:table-cell table:style-name="Table4.A1" office:value-type="string">
            <text:p text:style-name="P22"><text:span text:style-name="T4">28</text:span><text:span text:style-name="T2"> </text:span></text:p>
          </table:table-cell>
        </table:table-row>
      </table:table>
      <text:p text:style-name="P8"><text:span text:style-name="T22">For assistance with any problems you may have when completing this assignment—OR—to offer your assistance to classmates, please use the </text:span><text:span text:style-name="T24">Problems and Solutions Discussion</text:span><text:span text:style-name="T22"> area located through the left side navigation link. </text:span></text:p>
      <text:p text:style-name="P28"><text:span text:style-name="T11">Class,<text:line-break/>I know, very difficult assignment here :) Enjoy and don't forget to include terminology and meaningful analysis. Include visual examples as needed to support your statements.</text:span></text:p>
      <text:p text:style-name="P18"><text:span text:style-name="T15">Assignment 3: Master Project Part 8: Anthropomorphic Flipbook Sequence </text:span></text:p>
      <text:p text:style-name="P8"><text:span text:style-name="T16">In Week 3 you learned that anthropomorphic characters are animals or objects having human attributes, and they act, react, and emote like humans. This week you will learn about imparting motion to objects and characters. </text:span></text:p>
      <text:p text:style-name="P8"><text:span text:style-name="T16">By </text:span><text:span text:style-name="T19">Thursday, May 7, 2009, </text:span><text:span text:style-name="T16">using the anthropomorphic character that you created in Week 3 (the celebrity/object character), create an animation strip consisting of 16 frames showing the movement of the anthropomorphic character. </text:span></text:p>
      <text:p text:style-name="P8"><text:span text:style-name="T16">Sketch all frames of the animation, scan them and save them as bmp or TGA files numbered from 1 through 16 in the correct order, using the following format: Lastname001.bmp. For example, Delgado001.bmp, Delgado002.bmp, Delgado003.bmp, etc.</text:span></text:p>
      <text:p text:style-name="P8"><text:span text:style-name="T16">Bring the files into the Flipbook software using the Import menu option. Play the animation, make any necessary changes, and Export the animation as a gif or avi using the Export menu option. Post the animated file to this </text:span><text:span text:style-name="T19">Discussion Area</text:span><text:span text:style-name="T16"> for analysis and discussion. </text:span></text:p>
      <text:p text:style-name="P8"><text:span text:style-name="T16">Start reviewing the flipbook animations of at least two other students, and start discussing the depiction of the anthropomorphic movement as early in the week as possible. Discuss what you liked in the animation sequences, and give suggestions for improving the weaker areas, if any. Post your review comments to the appropriate </text:span><text:span text:style-name="T19">Discussion Area</text:span><text:span text:style-name="T16">. </text:span></text:p>
      <table:table table:name="Table5" table:style-name="Table5">
        <table:table-column table:style-name="Table5.A"/>
        <table:table-column table:style-name="Table5.B"/>
        <table:table-row table:style-name="Table5.1">
          <table:table-cell table:style-name="Table5.A1" office:value-type="string">
            <text:p text:style-name="P21"><text:span text:style-name="T4">Assignment 3 Grading Criteria:</text:span></text:p>
          </table:table-cell>
          <table:table-cell table:style-name="Table5.A1" office:value-type="string">
            <text:p text:style-name="P22"><text:span text:style-name="T4">Maximum Points</text:span><text:span text:style-name="T2"> </text:span></text:p>
          </table:table-cell>
        </table:table-row>
        <table:table-row table:style-name="Table5.2">
          <table:table-cell table:style-name="Table5.A1" office:value-type="string">
            <text:p text:style-name="P8"><text:span text:style-name="T2">Depicted the character of the anthropomorphic object</text:span></text:p>
          </table:table-cell>
          <table:table-cell table:style-name="Table5.A1" office:value-type="string">
            <text:p text:style-name="P22"><text:span text:style-name="T2">4 </text:span></text:p>
          </table:table-cell>
        </table:table-row>
        <table:table-row table:style-name="Table5.3">
          <table:table-cell table:style-name="Table5.A1" office:value-type="string">
            <text:p text:style-name="P21"><text:span text:style-name="T2">Incorporated the effect of the factors affecting motion</text:span></text:p>
          </table:table-cell>
          <table:table-cell table:style-name="Table5.A1" office:value-type="string">
            <text:p text:style-name="P22"><text:span text:style-name="T2">8</text:span></text:p>
          </table:table-cell>
        </table:table-row>
        <table:table-row table:style-name="Table5.4">
          <table:table-cell table:style-name="Table5.A1" office:value-type="string">
            <text:p text:style-name="P21"><text:span text:style-name="T2">Created a smooth animation sequence</text:span></text:p>
          </table:table-cell>
          <table:table-cell table:style-name="Table5.A1" office:value-type="string">
            <text:p text:style-name="P22"><text:span text:style-name="T2">8</text:span></text:p>
          </table:table-cell>
        </table:table-row>
        <table:table-row table:style-name="Table5.5">
          <table:table-cell table:style-name="Table5.A1" office:value-type="string">
            <text:p text:style-name="P8"><text:span text:style-name="T2">Suggested unique and logical ideas for further improvement in the animation sequences of at least two other students </text:span></text:p>
          </table:table-cell>
          <table:table-cell table:style-name="Table5.A1" office:value-type="string">
            <text:p text:style-name="P22"><text:span text:style-name="T2">4 </text:span></text:p>
          </table:table-cell>
        </table:table-row>
        <table:table-row table:style-name="Table5.6">
          <table:table-cell table:style-name="Table5.A1" office:value-type="string">
            <text:p text:style-name="P21"><text:span text:style-name="T2">Participated in class discussions and gave constructive feedback and comments</text:span></text:p>
          </table:table-cell>
          <table:table-cell table:style-name="Table5.A1" office:value-type="string">
            <text:p text:style-name="P22"><text:span text:style-name="T2">4 </text:span></text:p>
          </table:table-cell>
        </table:table-row>
        <table:table-row table:style-name="Table5.7">
          <table:table-cell table:style-name="Table5.A1" office:value-type="string">
            <text:p text:style-name="P21"><text:span text:style-name="T2">Actively participated in the Problems and Solutions discussion forum</text:span></text:p>
          </table:table-cell>
          <table:table-cell table:style-name="Table5.A1" office:value-type="string">
            <text:p text:style-name="P22"><text:span text:style-name="T2">4 </text:span></text:p>
          </table:table-cell>
        </table:table-row>
        <table:table-row table:style-name="Table5.8">
          <table:table-cell table:style-name="Table5.A1" office:value-type="string">
            <text:p text:style-name="P21"><text:span text:style-name="T4">Total:</text:span></text:p>
          </table:table-cell>
          <table:table-cell table:style-name="Table5.A1" office:value-type="string">
            <text:p text:style-name="P22"><text:span text:style-name="T4">32</text:span><text:span text:style-name="T2"> </text:span></text:p>
          </table:table-cell>
        </table:table-row>
      </table:table>
      <text:p text:style-name="P8"><text:span text:style-name="T22">For assistance with any problems you may have when completing this assignment—OR—to offer your assistance to classmates, please use the </text:span><text:span text:style-name="T24">Problems and Solutions Discussion</text:span><text:span text:style-name="T22"> area located through the left side navigation link. </text:span></text:p>
      <text:p text:style-name="P28"><text:span text:style-name="T11">Include in your post a bit about your process, any challenges that you had, things you learned in the process of timing your character's movements.</text:span></text:p>
      <text:p text:style-name="P18"><text:span text:style-name="T15">Assignment 4: Observation Sketches </text:span></text:p>
      <text:p text:style-name="P8"><text:span text:style-name="T16">Continuous observation and sketching is the key to understanding movement in animation. Each week you will have a thread to post your sketches and comment on others. You will then have a chance to modify them before final submission in Week 6. By </text:span><text:span text:style-name="T19">Friday, May 8, 2009, </text:span><text:span text:style-name="T16">each week create at least 6 sketches from observation of movement, gesture, and emotion.</text:span></text:p>
      <text:p text:style-name="P8"><text:span text:style-name="T16">Some suggestions to get you started thinking would be:</text:span></text:p>
      <text:list xml:id="list32390366" text:continue-list="list32389302" text:style-name="WWNum1">
        <text:list-item>
          <text:p text:style-name="P9"><text:span text:style-name="T16">Figure Walking </text:span></text:p>
        </text:list-item>
        <text:list-item>
          <text:p text:style-name="P9"><text:span text:style-name="T16">Figure Running </text:span></text:p>
        </text:list-item>
        <text:list-item>
          <text:p text:style-name="P9"><text:span text:style-name="T16">Figure Skipping </text:span></text:p>
        </text:list-item>
        <text:list-item>
          <text:p text:style-name="P9"><text:span text:style-name="T16">Figure Jumping </text:span></text:p>
        </text:list-item>
        <text:list-item>
          <text:p text:style-name="P9"><text:span text:style-name="T16">Hand Opening </text:span></text:p>
        </text:list-item>
        <text:list-item>
          <text:p text:style-name="P9"><text:span text:style-name="T16">Hand making a Fist </text:span></text:p>
        </text:list-item>
        <text:list-item>
          <text:p text:style-name="P9"><text:span text:style-name="T16">Animals and Pets </text:span></text:p>
        </text:list-item>
        <text:list-item>
          <text:p text:style-name="P9"><text:span text:style-name="T16">Leaves Blowing in the Wind </text:span></text:p>
        </text:list-item>
        <text:list-item>
          <text:p text:style-name="P9"><text:span text:style-name="T16">Baby Crying </text:span></text:p>
        </text:list-item>
        <text:list-item>
          <text:p text:style-name="P9"><text:span text:style-name="T16">Child Laughing </text:span></text:p>
        </text:list-item>
        <text:list-item>
          <text:p text:style-name="P9"><text:span text:style-name="T16">Child Playing </text:span></text:p>
        </text:list-item>
      </text:list>
      <text:p text:style-name="P8"><text:span text:style-name="T16">Be sure to turn in your sketches each week to get feedback. In Week 6 you will zip all your sketches and submit them with your Master Project. These sketches are worth 120 points in your Final Grade and will be added in to the total points of your Master Project. </text:span></text:p>
      <table:table table:name="Table6" table:style-name="Table6">
        <table:table-column table:style-name="Table6.A"/>
        <table:table-column table:style-name="Table6.B"/>
        <table:table-row table:style-name="Table6.1">
          <table:table-cell table:style-name="Table6.A1" office:value-type="string">
            <text:p text:style-name="P21"><text:span text:style-name="T4">Assignment 4 Grading Criteria:</text:span></text:p>
          </table:table-cell>
          <table:table-cell table:style-name="Table6.A1" office:value-type="string">
            <text:p text:style-name="P22"><text:span text:style-name="T4">Maximum Points</text:span><text:span text:style-name="T2"> </text:span></text:p>
          </table:table-cell>
        </table:table-row>
        <table:table-row table:style-name="Table6.2">
          <table:table-cell table:style-name="Table6.A1" office:value-type="string">
            <text:p text:style-name="P8"><text:span text:style-name="T2">Observations Sketches</text:span></text:p>
          </table:table-cell>
          <table:table-cell table:style-name="Table6.A1" office:value-type="string">
            <text:p text:style-name="P8"><text:span text:style-name="T2">N/A </text:span></text:p>
            <text:p text:style-name="P21"><text:span text:style-name="T2">(Note: Grade for Observations Sketches will be incorporated into your Master Project) </text:span></text:p>
          </table:table-cell>
        </table:table-row>
        <table:table-row table:style-name="Table6.3">
          <table:table-cell table:style-name="Table6.A1" office:value-type="string">
            <text:p text:style-name="P21"><text:span text:style-name="T2">Submit 6 sketches from observation per week </text:span></text:p>
          </table:table-cell>
          <table:table-cell table:style-name="Table6.A1" office:value-type="string">
            <text:p text:style-name="P26"/>
          </table:table-cell>
        </table:table-row>
      </table:table>
      <text:p text:style-name="P8"><text:span text:style-name="T22">For assistance with any problems you may have when completing this assignment—OR—to offer your assistance to classmates, please use the </text:span><text:span text:style-name="T24">Problems and Solutions Discussion</text:span><text:span text:style-name="T22"> area located through the left side navigation link. </text:span></text:p>
      <text:p text:style-name="P28"><text:span text:style-name="T11">Again, a continuation. I hope that you are all doing these and don't leave it until the last minute. All are due next week! Post if you'd like feed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1S</meta:editing-duration>
    <meta:editing-cycles>6</meta:editing-cycles>
    <meta:generator>LibreOffice/3.5$Windows_x86 LibreOffice_project/7122e39-92ed229-498d286-15e43b4-d70da21</meta:generator>
    <dc:date>2012-11-06T12:26:42.42</dc:date>
    <meta:document-statistic meta:table-count="6" meta:image-count="0" meta:object-count="0" meta:page-count="17" meta:paragraph-count="419" meta:word-count="8586" meta:character-count="49303" meta:non-whitespace-character-count="40936"/>
    <meta:user-defined meta:name="Info 1"/>
    <meta:user-defined meta:name="Info 2"/>
    <meta:user-defined meta:name="Info 3"/>
    <meta:user-defined meta:name="Info 4"/>
  </office:meta>
</office:document-meta>
</file>